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0.6597in"/>
    </style:style>
    <style:style style:name="Table12.B" style:family="table-column">
      <style:table-column-properties style:column-width="6.0465in"/>
    </style:style>
    <style:style style:name="Table12.C" style:family="table-column">
      <style:table-column-properties style:column-width="0.3833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0" style:family="table">
      <style:table-properties style:width="7.0896in" table:align="left" style:writing-mode="lr-tb"/>
    </style:style>
    <style:style style:name="Table20.A" style:family="table-column">
      <style:table-column-properties style:column-width="0.6708in"/>
    </style:style>
    <style:style style:name="Table20.B" style:family="table-column">
      <style:table-column-properties style:column-width="6.0458in"/>
    </style:style>
    <style:style style:name="Table20.C"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0.A2" style:family="table-cell">
      <style:table-cell-properties fo:padding-left="0.0389in" fo:padding-right="0.0389in" fo:padding-top="0in" fo:padding-bottom="0in" fo:border="0.0007in solid #000000"/>
    </style:style>
    <style:style style:name="Table20.C2" style:family="table-cell">
      <style:table-cell-properties style:vertical-align="middle" fo:padding-left="0.0389in" fo:padding-right="0.0389in" fo:padding-top="0in" fo:padding-bottom="0in" fo:border="0.0007in solid #000000"/>
    </style:style>
    <style:style style:name="Table22" style:family="table">
      <style:table-properties style:width="7.0896in" table:align="left" style:writing-mode="lr-tb"/>
    </style:style>
    <style:style style:name="Table22.A" style:family="table-column">
      <style:table-column-properties style:column-width="0.6597in"/>
    </style:style>
    <style:style style:name="Table22.B" style:family="table-column">
      <style:table-column-properties style:column-width="6.0465in"/>
    </style:style>
    <style:style style:name="Table22.C" style:family="table-column">
      <style:table-column-properties style:column-width="0.3833in"/>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2.A2" style:family="table-cell">
      <style:table-cell-properties fo:padding-left="0.0389in" fo:padding-right="0.0389in" fo:padding-top="0in" fo:padding-bottom="0in" fo:border="0.0007in solid #000000"/>
    </style:style>
    <style:style style:name="Table22.C2" style:family="table-cell">
      <style:table-cell-properties style:vertical-align="middle" fo:padding-left="0.0389in" fo:padding-right="0.0389in" fo:padding-top="0in" fo:padding-bottom="0in" fo:border="0.0007in solid #000000"/>
    </style:style>
    <style:style style:name="Tab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6.7167in"/>
    </style:style>
    <style:style style:name="Table25.B"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B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6" style:family="table">
      <style:table-properties style:width="7.0896in" table:align="left" style:writing-mode="lr-tb"/>
    </style:style>
    <style:style style:name="Table26.A" style:family="table-column">
      <style:table-column-properties style:column-width="0.6708in"/>
    </style:style>
    <style:style style:name="Table26.B" style:family="table-column">
      <style:table-column-properties style:column-width="6.0458in"/>
    </style:style>
    <style:style style:name="Table26.C" style:family="table-column">
      <style:table-column-properties style:column-width="0.372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6.A2" style:family="table-cell">
      <style:table-cell-properties fo:padding-left="0.0389in" fo:padding-right="0.0389in" fo:padding-top="0in" fo:padding-bottom="0in" fo:border="0.0007in solid #000000"/>
    </style:style>
    <style:style style:name="Table26.C2" style:family="table-cell">
      <style:table-cell-properties style:vertical-align="middle" fo:padding-left="0.0389in" fo:padding-right="0.0389in" fo:padding-top="0in" fo:padding-bottom="0in" fo:border="0.0007in solid #000000"/>
    </style:style>
    <style:style style:name="Tab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6.7167in"/>
    </style:style>
    <style:style style:name="Table28.B"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B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0.6708in"/>
    </style:style>
    <style:style style:name="Table29.B" style:family="table-column">
      <style:table-column-properties style:column-width="6.0458in"/>
    </style:style>
    <style:style style:name="Table29.C" style:family="table-column">
      <style:table-column-properties style:column-width="0.3729in"/>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9.A2" style:family="table-cell">
      <style:table-cell-properties fo:padding-left="0.0389in" fo:padding-right="0.0389in" fo:padding-top="0in" fo:padding-bottom="0in" fo:border="0.0007in solid #000000"/>
    </style:style>
    <style:style style:name="Table29.C2" style:family="table-cell">
      <style:table-cell-properties style:vertical-align="middle" fo:padding-left="0.0389in" fo:padding-right="0.0389in" fo:padding-top="0in" fo:padding-bottom="0in" fo:border="0.0007in solid #000000"/>
    </style:style>
    <style:style style:name="Tab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font-size="10pt" fo:language="en" fo:country="US" fo:font-weight="normal" style:font-size-asian="10pt" style:font-weight-asian="normal" style:font-size-complex="10pt" style:language-complex="ar" style:country-complex="SA" style:font-weight-complex="normal"/>
    </style:style>
    <style:style style:name="P9" style:family="paragraph" style:parent-style-name="CellBody">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Code_20_Snipet">
      <style:paragraph-properties fo:margin-top="0.0028in" fo:margin-bottom="0.0028in"/>
    </style:style>
    <style:style style:name="P1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20"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21" style:family="paragraph" style:parent-style-name="Body" style:list-style-name="L1"/>
    <style:style style:name="P22" style:family="paragraph" style:parent-style-name="Body" style:list-style-name="L2"/>
    <style:style style:name="P23" style:family="paragraph" style:parent-style-name="Body">
      <style:text-properties fo:language="en" fo:country="US" style:language-complex="ar" style:country-complex="SA"/>
    </style:style>
    <style:style style:name="P24" style:family="paragraph" style:parent-style-name="Body" style:list-style-name="L2">
      <style:text-properties fo:language="en" fo:country="US" style:language-complex="ar" style:country-complex="SA"/>
    </style:style>
    <style:style style:name="P25" style:family="paragraph" style:parent-style-name="Body" style:list-style-name="L3">
      <style:text-properties fo:language="en" fo:country="US" style:language-complex="ar" style:country-complex="SA"/>
    </style:style>
    <style:style style:name="P26" style:family="paragraph" style:parent-style-name="Standard" style:list-style-name="">
      <style:paragraph-properties fo:line-height="0.1945in"/>
      <style:text-properties style:use-window-font-color="true"/>
    </style:style>
    <style:style style:name="P27" style:family="paragraph" style:parent-style-name="Standard" style:list-style-name="">
      <style:paragraph-properties fo:line-height="0.1846in"/>
      <style:text-properties style:use-window-font-color="true"/>
    </style:style>
    <style:style style:name="P28" style:family="paragraph" style:parent-style-name="Standard" style:list-style-name="">
      <style:text-properties fo:font-size="10pt" style:font-size-asian="10pt" style:font-size-complex="10pt"/>
    </style:style>
    <style:style style:name="P29" style:family="paragraph" style:parent-style-name="Standard" style:list-style-name=""/>
    <style:style style:name="P30" style:family="paragraph" style:parent-style-name="Standard" style:list-style-name="">
      <style:paragraph-properties fo:keep-together="always"/>
    </style:style>
    <style:style style:name="P31" style:family="paragraph" style:parent-style-name="Standard" style:list-style-name="">
      <style:paragraph-properties fo:margin-top="0in" fo:margin-bottom="0.1945in"/>
      <style:text-properties fo:font-size="9pt" style:font-size-asian="9pt" style:font-size-complex="9pt"/>
    </style:style>
    <style:style style:name="P32" style:family="paragraph" style:parent-style-name="Standard" style:list-style-name="">
      <style:paragraph-properties fo:margin-top="0in" fo:margin-bottom="0.1945in" fo:keep-together="always"/>
    </style:style>
    <style:style style:name="P33" style:family="paragraph" style:parent-style-name="Standard" style:list-style-name="">
      <style:paragraph-properties fo:margin-top="0.0374in" fo:margin-bottom="0.0374in"/>
      <style:text-properties fo:font-size="9pt" style:font-size-asian="9pt" style:font-size-complex="9pt"/>
    </style:style>
    <style:style style:name="P34"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35" style:family="paragraph" style:parent-style-name="Standard" style:list-style-name="">
      <style:paragraph-properties fo:margin-top="0.0374in" fo:margin-bottom="0.0374in"/>
    </style:style>
    <style:style style:name="P36" style:family="paragraph" style:parent-style-name="Standard" style:list-style-name="">
      <style:paragraph-properties fo:margin-top="0.0374in" fo:margin-bottom="0.0374in"/>
      <style:text-properties fo:font-size="10pt" style:font-size-asian="10pt" style:font-size-complex="10pt"/>
    </style:style>
    <style:style style:name="P37"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38"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39" style:family="paragraph" style:parent-style-name="Standard" style:list-style-name="">
      <style:paragraph-properties fo:margin-top="0.0374in" fo:margin-bottom="0.0374in" fo:text-align="center" style:justify-single-word="false"/>
      <style:text-properties style:use-window-font-color="true"/>
    </style:style>
    <style:style style:name="P40" style:family="paragraph" style:parent-style-name="Standard" style:list-style-name="">
      <style:paragraph-properties fo:margin-top="0.0374in" fo:margin-bottom="0.0374in"/>
      <style:text-properties fo:color="#000000" fo:font-size="10pt" style:font-size-asian="10pt" style:font-size-complex="10pt"/>
    </style:style>
    <style:style style:name="P41"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2"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3" style:family="paragraph" style:parent-style-name="Standard" style:list-style-name="">
      <style:paragraph-properties fo:margin-top="0.0374in" fo:margin-bottom="0.0374in" fo:keep-with-next="always"/>
      <style:text-properties style:use-window-font-color="true"/>
    </style:style>
    <style:style style:name="P44"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45" style:family="paragraph" style:parent-style-name="Standard" style:list-style-name="">
      <style:paragraph-properties fo:margin-top="0.1945in" fo:margin-bottom="0in"/>
    </style:style>
    <style:style style:name="P46" style:family="paragraph" style:parent-style-name="Standard" style:list-style-name="">
      <style:paragraph-properties fo:margin-top="0.1945in" fo:margin-bottom="0in"/>
      <style:text-properties fo:font-size="10pt" style:font-size-asian="10pt" style:font-size-complex="10pt"/>
    </style:style>
    <style:style style:name="P47"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49" style:family="paragraph" style:parent-style-name="Standard" style:list-style-name="">
      <style:paragraph-properties fo:margin-top="0.1945in" fo:margin-bottom="0in" fo:keep-together="always" fo:keep-with-next="always"/>
    </style:style>
    <style:style style:name="P50" style:family="paragraph" style:parent-style-name="Standard" style:list-style-name="">
      <style:paragraph-properties fo:margin-left="0.5in" fo:margin-right="0in" fo:margin-top="0in" fo:margin-bottom="0.1945in" fo:text-indent="0in" style:auto-text-indent="false"/>
    </style:style>
    <style:style style:name="P5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53" style:family="paragraph" style:parent-style-name="Standard" style:list-style-name="">
      <style:paragraph-properties fo:margin-left="0.5in" fo:margin-right="0in" fo:margin-top="0in" fo:margin-bottom="0.1665in" fo:text-indent="0in" style:auto-text-indent="false"/>
    </style:style>
    <style:style style:name="P5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55" style:family="paragraph" style:parent-style-name="Standard" style:list-style-name="">
      <style:paragraph-properties fo:margin-left="0.5in" fo:margin-right="0in" fo:text-indent="0in" style:auto-text-indent="false"/>
    </style:style>
    <style:style style:name="P5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57" style:family="paragraph" style:parent-style-name="Standard" style:list-style-name="">
      <style:paragraph-properties fo:margin-top="0in" fo:margin-bottom="0.1665in"/>
      <style:text-properties fo:font-size="10pt" style:font-size-asian="10pt" style:font-size-complex="10pt"/>
    </style:style>
    <style:style style:name="P58"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59" style:family="paragraph" style:parent-style-name="Standard" style:list-style-name="">
      <style:paragraph-properties fo:margin-top="0in" fo:margin-bottom="0.1665in"/>
    </style:style>
    <style:style style:name="P60" style:family="paragraph" style:parent-style-name="Standard" style:list-style-name="">
      <style:paragraph-properties fo:keep-with-next="always"/>
    </style:style>
    <style:style style:name="P61" style:family="paragraph" style:parent-style-name="Standard" style:list-style-name="">
      <style:paragraph-properties fo:keep-together="always" fo:keep-with-next="always"/>
    </style:style>
    <style:style style:name="P62" style:family="paragraph" style:parent-style-name="Standard" style:list-style-name="">
      <style:paragraph-properties fo:margin-top="0.1736in" fo:margin-bottom="0.1945in" fo:keep-together="always"/>
    </style:style>
    <style:style style:name="P6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64" style:family="paragraph" style:parent-style-name="Standard" style:list-style-name="">
      <style:paragraph-properties fo:margin-top="0.0319in" fo:margin-bottom="0.0319in" fo:keep-with-next="always"/>
      <style:text-properties style:use-window-font-color="true"/>
    </style:style>
    <style:style style:name="P6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66" style:family="paragraph" style:parent-style-name="Standard" style:list-style-name="">
      <style:paragraph-properties fo:margin-top="0.0319in" fo:margin-bottom="0.0319in" fo:text-align="end" style:justify-single-word="false"/>
    </style:style>
    <style:style style:name="P67" style:family="paragraph" style:parent-style-name="Standard" style:list-style-name="">
      <style:paragraph-properties fo:margin-top="0.0319in" fo:margin-bottom="0.0319in" fo:text-align="center" style:justify-single-word="false"/>
      <style:text-properties style:use-window-font-color="true"/>
    </style:style>
    <style:style style:name="P68" style:family="paragraph" style:parent-style-name="Standard" style:list-style-name="">
      <style:paragraph-properties fo:margin-top="0.0319in" fo:margin-bottom="0.0319in" fo:text-align="end" style:justify-single-word="false"/>
      <style:text-properties style:use-window-font-color="true"/>
    </style:style>
    <style:style style:name="P69" style:family="paragraph" style:parent-style-name="Standard" style:list-style-name="">
      <style:paragraph-properties fo:margin-top="0.0319in" fo:margin-bottom="0.0319in"/>
    </style:style>
    <style:style style:name="P70" style:family="paragraph" style:parent-style-name="Standard" style:list-style-name="">
      <style:paragraph-properties fo:margin-top="0.0319in" fo:margin-bottom="0in"/>
    </style:style>
    <style:style style:name="P71" style:family="paragraph" style:parent-style-name="Standard" style:list-style-name="">
      <style:paragraph-properties fo:margin-left="0in" fo:margin-right="0in" fo:margin-top="0.028in" fo:margin-bottom="0.0319in" fo:text-indent="0.4165in" style:auto-text-indent="false"/>
    </style:style>
    <style:style style:name="P7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3"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7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75" style:family="paragraph" style:parent-style-name="Standard" style:list-style-name="">
      <style:paragraph-properties fo:margin-left="1in" fo:margin-right="0in" fo:text-indent="0in" style:auto-text-indent="false"/>
    </style:style>
    <style:style style:name="P76"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77" style:family="paragraph" style:parent-style-name="Standard" style:list-style-name="">
      <style:paragraph-properties fo:margin-top="0.1736in" fo:margin-bottom="0in" fo:keep-together="always" fo:keep-with-next="always"/>
    </style:style>
    <style:style style:name="P78"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79" style:family="paragraph" style:parent-style-name="Definition_20_Term">
      <style:text-properties fo:language="en" fo:country="US" style:language-complex="ar" style:country-complex="SA"/>
    </style:style>
    <style:style style:name="P80"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81"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82"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83"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84"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85"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86"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87"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88"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89"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90" style:family="paragraph" style:parent-style-name="Detail_20_Heading" style:list-style-name="">
      <style:paragraph-properties fo:padding="0.0236in" fo:border="0.0008in solid #666666"/>
      <style:text-properties fo:color="#000000"/>
    </style:style>
    <style:style style:name="P91" style:family="paragraph" style:parent-style-name="Detail_20_Heading" style:list-style-name="">
      <style:paragraph-properties fo:margin-top="0.0807in" fo:margin-bottom="0.0193in" fo:padding="0.0236in" fo:border="0.0008in solid #666666"/>
      <style:text-properties fo:color="#000000"/>
    </style:style>
    <style:style style:name="P92" style:family="paragraph" style:parent-style-name="Item_20_Heading" style:list-style-name="">
      <style:text-properties fo:color="#000000"/>
    </style:style>
    <style:style style:name="P93" style:family="paragraph" style:parent-style-name="Item_20_Heading" style:list-style-name="">
      <style:paragraph-properties fo:margin-top="0.1693in" fo:margin-bottom="0.161in"/>
      <style:text-properties fo:color="#000000"/>
    </style:style>
    <style:style style:name="P94" style:family="paragraph" style:parent-style-name="List_20_Heading" style:list-style-name="">
      <style:text-properties fo:color="#000000" fo:font-size="10pt" style:font-size-asian="10pt" style:font-size-complex="10pt"/>
    </style:style>
    <style:style style:name="P9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9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8" style:family="paragraph" style:parent-style-name="Heading_20_1">
      <style:text-properties fo:language="en" fo:country="US" style:language-complex="ar" style:country-complex="SA"/>
    </style:style>
    <style:style style:name="P99" style:family="paragraph" style:parent-style-name="Heading_20_1">
      <style:paragraph-properties fo:break-before="page"/>
      <style:text-properties fo:language="en" fo:country="US" style:language-complex="ar" style:country-complex="SA"/>
    </style:style>
    <style:style style:name="P100" style:family="paragraph" style:parent-style-name="Heading_20_2">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fo:color="#0000ff" fo:font-size="10pt" style:text-underline-style="solid" style:text-underline-width="auto" style:text-underline-color="font-color" style:font-size-asian="10pt" style:font-size-complex="10pt"/>
    </style:style>
    <style:style style:name="T7" style:family="text">
      <style:text-properties fo:color="#0000ff" style:text-underline-style="solid" style:text-underline-width="auto" style:text-underline-color="font-color"/>
    </style:style>
    <style:style style:name="T8" style:family="text">
      <style:text-properties fo:color="#0000ff" style:text-underline-style="solid" style:text-underline-width="auto" style:text-underline-color="font-color" fo:font-weight="bold" style:font-weight-asian="bold" style:font-weight-complex="bold"/>
    </style:style>
    <style:style style:name="T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color="#000000" fo:font-size="10pt" style:font-size-asian="10pt" style:font-size-complex="10pt"/>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font-size="10pt" style:font-size-asian="10pt" style:font-size-complex="10pt"/>
    </style:style>
    <style:style style:name="T17" style:family="text">
      <style:text-properties fo:color="#808080" style:font-name="Verdana" fo:font-size="7pt" style:font-name-asian="Verdana" style:font-size-asian="7pt" style:font-name-complex="Verdana" style:font-size-complex="7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font-name="Courier New2"/>
    </style:style>
    <style:style style:name="T21" style:family="text">
      <style:text-properties style:font-name="Courier New1" fo:font-size="9pt" style:font-name-asian="Courier New1" style:font-size-asian="9pt" style:font-name-complex="Courier New1" style:font-size-complex="9pt"/>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 draw:name="graphics3" text:anchor-type="paragraph" svg:width="7in" svg:height="3.1075in" draw:z-index="0"><draw:image xlink:href="Pictures/1000020100000427000001D8328612BC.png" xlink:type="simple" xlink:show="embed" xlink:actuate="onLoad"/></draw:frame></text:p>
      <text:p text:style-name="P11"><text:user-defined style:data-style-name="N0" text:name="RFC Title">RFC 220 Bundle Annotations</text:user-defined></text:p>
      <text:p text:style-name="P11"><text:span text:style-name="T1">Draft<text:line-break/><text:line-break/></text:span><text:span text:style-name="T1"><text:page-count style:num-format="1">29</text:page-count></text:span><text:span text:style-name="T1"> Pages</text:span></text:p>
      <text:p text:style-name="P7">Abstract</text:p>
      <text:p text:style-name="P8">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99" text:outline-level="1" text:restart-numbering="true" text:start-value="-1">Document Information</text:h>
      <text:h text:style-name="P100" text:outline-level="2">License</text:h>
      <text:p text:style-name="P1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100"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0"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10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5">0 Document Information<text:tab/>2</text:p>
          <text:p text:style-name="P96">0.1 License<text:tab/>2</text:p>
          <text:p text:style-name="P96">0.2 Trademarks<text:tab/>3</text:p>
          <text:p text:style-name="P96">0.3 Feedback<text:tab/>3</text:p>
          <text:p text:style-name="P96">0.4 Table of Contents<text:tab/>3</text:p>
          <text:p text:style-name="P96">0.5 Terminology and Document Conventions<text:tab/>4</text:p>
          <text:p text:style-name="P96">0.6 Revision History<text:tab/>4</text:p>
          <text:p text:style-name="P95">1 Introduction<text:tab/>4</text:p>
          <text:p text:style-name="P95">2 Application Domain<text:tab/>5</text:p>
          <text:p text:style-name="P95">3 Problem Description<text:tab/>6</text:p>
          <text:p text:style-name="P95">4 Requirements<text:tab/>6</text:p>
          <text:p text:style-name="P95">5 Technical Solution<text:tab/>7</text:p>
          <text:p text:style-name="P96">5.1 General<text:tab/>7</text:p>
          <text:p text:style-name="P96">5.2 Export<text:tab/>8</text:p>
          <text:p text:style-name="P96">5.3 Capability<text:tab/>8</text:p>
          <text:p text:style-name="P96">5.4 Requirement<text:tab/>8</text:p>
          <text:p text:style-name="P96">5.5 Header<text:tab/>8</text:p>
          <text:p text:style-name="P96">5.6 Outstanding work<text:tab/>8</text:p>
          <text:p text:style-name="P95">6 Javadoc<text:tab/>8</text:p>
          <text:p text:style-name="P95"><text:soft-page-break/>7 Considered Alternatives<text:tab/>28</text:p>
          <text:p text:style-name="P95">8 Security Considerations<text:tab/>28</text:p>
          <text:p text:style-name="P95">9 Document Support<text:tab/>29</text:p>
          <text:p text:style-name="P96">9.1 References<text:tab/>29</text:p>
          <text:p text:style-name="P96">9.2 Author’s Address<text:tab/>29</text:p>
          <text:p text:style-name="P96">9.3 Acronyms and Abbreviations<text:tab/>29</text:p>
          <text:p text:style-name="P96">9.4 End of Document<text:tab/>29</text:p>
        </text:index-body>
      </text:table-of-content>
      <text:p text:style-name="P13"/>
      <text:h text:style-name="P100"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3">Source code is shown in this typeface</text:span>.</text:p>
      <text:h text:style-name="P100"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B2" office:value-type="date" office:date-value="2016-01-08">
            <text:p text:style-name="P9">2016-01-08</text:p>
          </table:table-cell>
          <table:table-cell table:style-name="Table1.C1" office:value-type="string">
            <text:p text:style-name="P9">Initial draft.</text:p>
            <text:p text:style-name="P9">BJ Hargrave</text:p>
          </table:table-cell>
        </table:table-row>
      </table:table>
      <text:p text:style-name="P13"/>
      <text:h text:style-name="P98" text:outline-level="1">Introduction</text:h>
      <text:p text:style-name="P13">This RFC is in response to RFP 167 Manifest Annotations. The OSGi enRoute project used annotations to define bundle metadata in source code. Bnd then processes the annotations into manifest headers.</text:p>
      <text:p text:style-name="P13">This RFC will define OSGi standard annotations in support of those ideas.</text:p>
      <text:h text:style-name="P98" text:outline-level="1"><text:soft-page-break/>Application Domain</text:h>
      <text:p text:style-name="Body">Bnd/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P13">Over the past few years a number of annotations were developed to control the creation of bundle resources. The most popular are the Declarative Services annotations and Metatype annotations. Over time these annotations have made it into the OSGi specifications. The OSGi enRoute project decided to develop a number of <text:span text:style-name="T18">manifest annotations</text:span><text:span text:style-name="T19">, annotations whose sole purpose is to generate the manifest headers.</text:span></text:p>
      <text:p text:style-name="Body">Since the manifest headers for requirements and capabilities are error prone to use, the OSGi enRoute project added <text:span text:style-name="T19">manifest annotations</text:span> for the Require-Capability and Provide-Capability headers to bnd:</text:p>
      <text:list xml:id="list8460771025123815748" text:style-name="L1">
        <text:list-item>
          <text:p text:style-name="P21"><text:span text:style-name="Example">@RequireCapability(ns,effective,filter,resolution)</text:span></text:p>
        </text:list-item>
        <text:list-item>
          <text:p text:style-name="P21"><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18">customized annotation</text:span>. Nothing happens until the annotated annotation is used. When this annotation is applied somewhere, bnd will automatically add the requirement or capability to the manifest.</text:p>
      <text:p text:style-name="Body">For example:</text:p>
      <text:p text:style-name="P18">@RequireCapability(</text:p>
      <text:p text:style-name="P18"><text:s text:c="2"/>ns <text:s text:c="7"/>= “osgi.extender”, </text:p>
      <text:p text:style-name="P18"><text:s text:c="2"/>filter <text:s text:c="3"/>= "(&amp;(osgi.extender=osgi.enroute.configurer)${frange;1.2.3})",</text:p>
      <text:p text:style-name="P18"><text:s text:c="2"/>effective = "active")</text:p>
      <text:p text:style-name="P18">@Retention(RetentionPolicy.CLASS)</text:p>
      <text:p text:style-name="P18">public @interface RequireConfigurer {}</text:p>
      <text:p text:style-name="P13"><text:span text:style-name="T19">By itself the previous snippet is only a declaration, no actual requirement is added to the manifest. However, if the <text:s/></text:span><text:span text:style-name="Example"><text:span text:style-name="T19">@RequireConfigurer</text:span></text:span><text:span text:style-name="T19"> annotation is used to annotate a type that is included in the bundle then the requirement is actually added to the manifest.</text:span></text:p>
      <text:p text:style-name="P13"><text:span text:style-name="T19">The annotations generate proper headers with any duplicates removed. All text fields of the annotations are also run through the macro preprocessor. One of the macros that was added specifically for this purpose was the </text:span><text:span text:style-name="Example"><text:span text:style-name="T19">$</text:span></text:span><text:soft-page-break/><text:span text:style-name="Example"><text:span text:style-name="T19">{frange;&lt;version&gt;}</text:span></text:span><text:span text:style-name="T19">, this macro created a version range in OSGi filter syntax. However, all bnd macros were available which then also provides access to the local package-info.</text:span></text:p>
      <text:h text:style-name="P98"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text:p>
      <text:h text:style-name="P98" text:outline-level="1">Requirements</text:h>
      <text:list xml:id="list2060970519743433548" text:style-name="L2">
        <text:list-item>
          <text:p text:style-name="P22">G0010 – It must be possible to provide the content of manifest headers through manifest annotations.</text:p>
        </text:list-item>
        <text:list-item>
          <text:p text:style-name="P22">G0020 – The following headers must be supported by dedicated annotations:</text:p>
          <text:list>
            <text:list-item>
              <text:p text:style-name="P22"><text:span text:style-name="Example">Provide-Capability</text:span></text:p>
            </text:list-item>
            <text:list-item>
              <text:p text:style-name="P22"><text:span text:style-name="Example">Require-Capability</text:span></text:p>
            </text:list-item>
          </text:list>
        </text:list-item>
        <text:list-item>
          <text:p text:style-name="P22">G0030 – It must be possible to enter a clause for a specific header through an annotation</text:p>
        </text:list-item>
        <text:list-item>
          <text:p text:style-name="P22">G0040 – It must be possible to create customized annotations for specific requirements. This can be done via a meta-annotation which can be used to define other custom annotations.</text:p>
        </text:list-item>
        <text:list-item>
          <text:p text:style-name="P22">G0060 – Generated headers must be valid OSGi or generate an error</text:p>
        </text:list-item>
        <text:list-item>
          <text:p text:style-name="P22">G0070 – The annotations must use enums and other Java constructs to enable type safety and IDE support</text:p>
        </text:list-item>
        <text:list-item>
          <text:p text:style-name="P22">G0080 – Duplicate clauses must be removed in the manifest</text:p>
        </text:list-item>
        <text:list-item>
          <text:p text:style-name="P22"><text:soft-page-break/>G0090 – It must be possible to refer to a package name, package version, context information, class name, bundle version and bundle symbolic name in the manifest annotations. This must be done <text:span text:style-name="T15">by computing the desired information from a class constant per G0070.</text:span></text:p>
        </text:list-item>
        <text:list-item>
          <text:p text:style-name="P22">G0100 – The solution must simplify the writing of a version import filter <text:s/>in a requirement.</text:p>
        </text:list-item>
        <text:list-item>
          <text:p text:style-name="P22">G0110 – DS and Metatype annotations must be retrofitted to use the meta-annotation from G0040.</text:p>
        </text:list-item>
        <text:list-item>
          <text:p text:style-name="P24">G0120 – The solution must include a package annotation for marking a package to be exported. The annotation must support specifying directives (e.g. mandatory, include, exclude) and attributes. The package version must come from the existing Version annotation.</text:p>
        </text:list-item>
      </text:list>
      <text:h text:style-name="P98" text:outline-level="1">Technical Solution</text:h>
      <text:p text:style-name="P13">A new package, <text:span text:style-name="T20">org.osgi.annotation.bundle</text:span>, is defined containing new annotations for defining OSGi bundle metadata. These annotations are CLASS retention annotations to be processed by bundle assembly tools like Bnd.</text:p>
      <text:h text:style-name="Heading_20_2" text:outline-level="2">General</text:h>
      <text:p text:style-name="P13">When annotations support being applied to other annotations, so called meta-annotations, bundle assembly tools must look for the use of annotations which are meta annotated. This allows, for example, the DS Component annotation to be meta-annotated with a Requirement annotation for the osgi.component extender. So the use of the Component annotation by code in a bundle must then result in the bundle having a requirement on the osgi.component extender.</text:p>
      <text:p text:style-name="P13">When annotations support Repeatable, bundle assembly tools must support the annotation container annotation holding the repeated annotation.</text:p>
      <text:p text:style-name="P13">Bundle assembly tools must detect duplicate header information and remove duplicates. This is especially important given the support for meta-annotations. For example, there can be many DS components all annotated with Component which itself is meta-annotated with a Requirement for the osgi.component extender.</text:p>
      <text:p text:style-name="P13">Since manifest headers only appear once in the manifest, bundle assembly tools must collect up all clauses for a specific manifest header separating the values with commas. For example, there can be multiple packages annotation with Export.</text:p>
      <text:p text:style-name="P13">For OSGi specified manifest headers, the bundle assembly tool must check that the resulting manifest header is <text:s/>valid.</text:p>
      <text:h text:style-name="Heading_20_2" text:outline-level="2"><text:soft-page-break/>Export</text:h>
      <text:p text:style-name="P13">An Export annotation is defined which can be applied to a package. The version of the package is taken from the Version annotation on the package. Other information regarding the package can be specified in the Export annotation including how the exported package should be substitutably imported.</text:p>
      <text:h text:style-name="Heading_20_2" text:outline-level="2">Capability</text:h>
      <text:p text:style-name="P13">A Capability annotation is defined to express a capability for a bundle. This annotation can be used as a meta-annotation and also applied to a package or class. This annotation supports Repeatable using the Capabilities container annotation.</text:p>
      <text:p text:style-name="P13">A Capability annotation must specify the namespace of the capability. Other information regarding the capability can be specified including version, attributes and the uses and effective directive values.</text:p>
      <text:h text:style-name="Heading_20_2" text:outline-level="2">Requirement</text:h>
      <text:p text:style-name="P13">A Requirement annotation is defined to express a requirement for a bundle. This annotation can be used as a meta-annotation and also applied to a package or class. This annotation supports Repeatable using the Requirements container annotation.</text:p>
      <text:p text:style-name="P13">A Requirement annotation must specify the namespace of the requirement. Other information regarding the requirement can be specified including filter and the effective, cardinality and resolution directive values.</text:p>
      <text:h text:style-name="Heading_20_2" text:outline-level="2">Header</text:h>
      <text:p text:style-name="P13">A Header annotation is defined to express a header for a bundle. This annotation can be used as a meta-annotation and also applied to a package or class. This annotation supports Repeatable using the Headers container annotation.</text:p>
      <text:p text:style-name="P13">A Header annotation must specify the header name and value.</text:p>
      <text:h text:style-name="Heading_20_2" text:outline-level="2">Outstanding work</text:h>
      <text:list xml:id="list8674977683443930197" text:style-name="L3">
        <text:list-item>
          <text:p text:style-name="P25">How to handle “place holders” for versions, version ranges, names which can be based upon package names and versions, bundle names and version, or class names.</text:p>
        </text:list-item>
      </text:list>
      <text:h text:style-name="P98" text:outline-level="1">Javadoc</text:h>
      <text:section text:style-name="Sect1" text:name="javadoc" text:protected="true">
        <text:section-source xlink:href="../javadoc.rtf" text:filter-name="Rich Text Format"/>
        <text:p text:style-name="P19">OSGi Javadoc</text:p>
        <text:p text:style-name="P31">1/8/16 4:1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3"><text:span text:style-name="Summary_20_Heading_20_Font">Package Summary</text:span></text:p>
            </table:table-cell>
            <table:covered-table-cell/>
            <table:table-cell table:style-name="Table3.A1" office:value-type="string">
              <text:p text:style-name="P34"><text:span text:style-name="Page_20_Reference_20_Font"><text:span text:style-name="T4">Page</text:span></text:span></text:p>
            </table:table-cell>
          </table:table-row>
          <table:table-row table:style-name="Table3.1">
            <table:table-cell table:style-name="Table3.A2" office:value-type="string">
              <text:p text:style-name="P35"><text:a xlink:type="simple" xlink:href="#r3" text:style-name="Internet_20_link" text:visited-style-name="Visited_20_Internet_20_Link"><text:span text:style-name="T5">org.osgi.annotation.bundle</text:span></text:a></text:p>
            </table:table-cell>
            <table:table-cell table:style-name="Table3.A2" office:value-type="string">
              <text:p text:style-name="P36">OSGi Bundle Annotations Package Version 1.0.</text:p>
            </table:table-cell>
            <table:table-cell table:style-name="Table3.A2" office:value-type="string">
              <text:p text:style-name="P34"><text:span text:style-name="Page_20_Reference_20_Font"><text:bookmark-ref text:reference-format="page" text:ref-name="r3">10</text:bookmark-ref></text:span></text:p>
            </table:table-cell>
          </table:table-row>
        </table:table>
        <text:p text:style-name="P20"><text:bookmark text:name="r3"/>Package org.osgi.annotation.bundle</text:p>
        <text:p text:style-name="P45"><text:span text:style-name="Code_20_Small">@org.osgi.annotation.versioning.Version(value="1.0")</text:span></text:p>
        <text:p text:style-name="P46">OSGi Bundle Annotations Package Version 1.0.</text:p>
        <text:p text:style-name="P47">See:</text:p>
        <text:p text:style-name="P50"><text:a xlink:type="simple" xlink:href="#r2" text:style-name="Internet_20_link" text:visited-style-name="Visited_20_Internet_20_Link"><text:span text:style-name="T5">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1"><text:span text:style-name="Summary_20_Heading_20_Font1">Enum Summary</text:span></text:p>
            </table:table-cell>
            <table:covered-table-cell/>
            <table:table-cell table:style-name="Table5.A1" office:value-type="string">
              <text:p text:style-name="P42"><text:span text:style-name="Page_20_Reference_20_Font">Page</text:span></text:p>
            </table:table-cell>
          </table:table-row>
          <table:table-row table:style-name="Table5.1">
            <table:table-cell table:style-name="Table5.A2" office:value-type="string">
              <text:p text:style-name="P35"><text:a xlink:type="simple" xlink:href="#r26" text:style-name="Internet_20_link" text:visited-style-name="Visited_20_Internet_20_Link"><text:span text:style-name="T5">Export.Substitution</text:span></text:a></text:p>
            </table:table-cell>
            <table:table-cell table:style-name="Table5.A2" office:value-type="string">
              <text:p text:style-name="P37">Substitution policy for this package.</text:p>
            </table:table-cell>
            <table:table-cell table:style-name="Table5.A2" office:value-type="string">
              <text:p text:style-name="P38"><text:span text:style-name="Page_20_Reference_20_Font"><text:span text:style-name="T11"><text:bookmark-ref text:reference-format="page" text:ref-name="r26">17</text:bookmark-ref></text:span></text:span></text:p>
            </table:table-cell>
          </table:table-row>
          <table:table-row table:style-name="Table5.1">
            <table:table-cell table:style-name="Table5.A3" office:value-type="string">
              <text:p text:style-name="P35"><text:a xlink:type="simple" xlink:href="#r43" text:style-name="Internet_20_link" text:visited-style-name="Visited_20_Internet_20_Link"><text:span text:style-name="T5">Requirement.Cardinality</text:span></text:a></text:p>
            </table:table-cell>
            <table:table-cell table:style-name="Table5.A3" office:value-type="string">
              <text:p text:style-name="P37">Cardinality for this requirement.</text:p>
            </table:table-cell>
            <table:table-cell table:style-name="Table5.A3" office:value-type="string">
              <text:p text:style-name="P38"><text:span text:style-name="Page_20_Reference_20_Font"><text:span text:style-name="T11"><text:bookmark-ref text:reference-format="page" text:ref-name="r43">24</text:bookmark-ref></text:span></text:span></text:p>
            </table:table-cell>
          </table:table-row>
          <table:table-row table:style-name="Table5.1">
            <table:table-cell table:style-name="Table5.A3" office:value-type="string">
              <text:p text:style-name="P35"><text:a xlink:type="simple" xlink:href="#r48" text:style-name="Internet_20_link" text:visited-style-name="Visited_20_Internet_20_Link"><text:span text:style-name="T5">Requirement.Resolution</text:span></text:a></text:p>
            </table:table-cell>
            <table:table-cell table:style-name="Table5.A3" office:value-type="string">
              <text:p text:style-name="P37">Resolution for this requirement.</text:p>
            </table:table-cell>
            <table:table-cell table:style-name="Table5.A3" office:value-type="string">
              <text:p text:style-name="P38"><text:span text:style-name="Page_20_Reference_20_Font"><text:span text:style-name="T11"><text:bookmark-ref text:reference-format="page" text:ref-name="r48">26</text:bookmark-ref></text:span></text:span></text:p>
            </table:table-cell>
          </table:table-row>
        </table:table>
        <text:p text:style-name="P2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3"><text:span text:style-name="Summary_20_Heading_20_Font1"><text:span text:style-name="T12">Annotation Types Summary</text:span></text:span></text:p>
            </table:table-cell>
            <table:covered-table-cell/>
            <table:table-cell table:style-name="Table6.A1" office:value-type="string">
              <text:p text:style-name="P44"><text:span text:style-name="Page_20_Reference_20_Font"><text:span text:style-name="T13">Page</text:span></text:span></text:p>
            </table:table-cell>
          </table:table-row>
          <table:table-row table:style-name="Table6.1">
            <table:table-cell table:style-name="Table6.A2" office:value-type="string">
              <text:p text:style-name="P35"><text:a xlink:type="simple" xlink:href="#r5" text:style-name="Internet_20_link" text:visited-style-name="Visited_20_Internet_20_Link"><text:span text:style-name="T5">Capabilities</text:span></text:a></text:p>
            </table:table-cell>
            <table:table-cell table:style-name="Table6.A2" office:value-type="string">
              <text:p text:style-name="P35"><text:span text:style-name="T14">Container annotation for repeated </text:span><text:a xlink:type="simple" xlink:href="#r12" text:style-name="Internet_20_link" text:visited-style-name="Visited_20_Internet_20_Link"><text:span text:style-name="Code1"><text:span text:style-name="T7">Capability</text:span></text:span></text:a><text:span text:style-name="Default_20_Paragraph_20_Font"><text:span text:style-name="T14"> annotations.</text:span></text:span></text:p>
            </table:table-cell>
            <table:table-cell table:style-name="Table6.A2" office:value-type="string">
              <text:p text:style-name="P39"><text:span text:style-name="Page_20_Reference_20_Font"><text:span text:style-name="T12"><text:bookmark-ref text:reference-format="page" text:ref-name="r5">11</text:bookmark-ref></text:span></text:span></text:p>
            </table:table-cell>
          </table:table-row>
          <table:table-row table:style-name="Table6.1">
            <table:table-cell table:style-name="Table6.A3" office:value-type="string">
              <text:p text:style-name="P35"><text:a xlink:type="simple" xlink:href="#r12" text:style-name="Internet_20_link" text:visited-style-name="Visited_20_Internet_20_Link"><text:span text:style-name="T5">Capability</text:span></text:a></text:p>
            </table:table-cell>
            <table:table-cell table:style-name="Table6.A3" office:value-type="string">
              <text:p text:style-name="P40">Define a capability for a bundle.</text:p>
            </table:table-cell>
            <table:table-cell table:style-name="Table6.A3" office:value-type="string">
              <text:p text:style-name="P39"><text:span text:style-name="Page_20_Reference_20_Font"><text:span text:style-name="T12"><text:bookmark-ref text:reference-format="page" text:ref-name="r12">12</text:bookmark-ref></text:span></text:span></text:p>
            </table:table-cell>
          </table:table-row>
          <table:table-row table:style-name="Table6.1">
            <table:table-cell table:style-name="Table6.A3" office:value-type="string">
              <text:p text:style-name="P35"><text:a xlink:type="simple" xlink:href="#r19" text:style-name="Internet_20_link" text:visited-style-name="Visited_20_Internet_20_Link"><text:span text:style-name="T5">Export</text:span></text:a></text:p>
            </table:table-cell>
            <table:table-cell table:style-name="Table6.A3" office:value-type="string">
              <text:p text:style-name="P40">Mark a package to be exported from its bundle.</text:p>
            </table:table-cell>
            <table:table-cell table:style-name="Table6.A3" office:value-type="string">
              <text:p text:style-name="P39"><text:span text:style-name="Page_20_Reference_20_Font"><text:span text:style-name="T12"><text:bookmark-ref text:reference-format="page" text:ref-name="r19">14</text:bookmark-ref></text:span></text:span></text:p>
            </table:table-cell>
          </table:table-row>
          <table:table-row table:style-name="Table6.1">
            <table:table-cell table:style-name="Table6.A3" office:value-type="string">
              <text:p text:style-name="P35"><text:a xlink:type="simple" xlink:href="#r29" text:style-name="Internet_20_link" text:visited-style-name="Visited_20_Internet_20_Link"><text:span text:style-name="T5">Header</text:span></text:a></text:p>
            </table:table-cell>
            <table:table-cell table:style-name="Table6.A3" office:value-type="string">
              <text:p text:style-name="P40">Define a manifest header for a bundle.</text:p>
            </table:table-cell>
            <table:table-cell table:style-name="Table6.A3" office:value-type="string">
              <text:p text:style-name="P39"><text:span text:style-name="Page_20_Reference_20_Font"><text:span text:style-name="T12"><text:bookmark-ref text:reference-format="page" text:ref-name="r29">19</text:bookmark-ref></text:span></text:span></text:p>
            </table:table-cell>
          </table:table-row>
          <table:table-row table:style-name="Table6.1">
            <table:table-cell table:style-name="Table6.A3" office:value-type="string">
              <text:p text:style-name="P35"><text:a xlink:type="simple" xlink:href="#r31" text:style-name="Internet_20_link" text:visited-style-name="Visited_20_Internet_20_Link"><text:span text:style-name="T5">Headers</text:span></text:a></text:p>
            </table:table-cell>
            <table:table-cell table:style-name="Table6.A3" office:value-type="string">
              <text:p text:style-name="P35"><text:span text:style-name="T14">Container annotation for repeated </text:span><text:a xlink:type="simple" xlink:href="#r29" text:style-name="Internet_20_link" text:visited-style-name="Visited_20_Internet_20_Link"><text:span text:style-name="Code1"><text:span text:style-name="T7">Header</text:span></text:span></text:a><text:span text:style-name="Default_20_Paragraph_20_Font"><text:span text:style-name="T14"> annotations.</text:span></text:span></text:p>
            </table:table-cell>
            <table:table-cell table:style-name="Table6.A3" office:value-type="string">
              <text:p text:style-name="P39"><text:span text:style-name="Page_20_Reference_20_Font"><text:span text:style-name="T12"><text:bookmark-ref text:reference-format="page" text:ref-name="r31">20</text:bookmark-ref></text:span></text:span></text:p>
            </table:table-cell>
          </table:table-row>
          <table:table-row table:style-name="Table6.1">
            <table:table-cell table:style-name="Table6.A3" office:value-type="string">
              <text:p text:style-name="P35"><text:a xlink:type="simple" xlink:href="#r38" text:style-name="Internet_20_link" text:visited-style-name="Visited_20_Internet_20_Link"><text:span text:style-name="T5">Requirement</text:span></text:a></text:p>
            </table:table-cell>
            <table:table-cell table:style-name="Table6.A3" office:value-type="string">
              <text:p text:style-name="P40">Define a requirement for a bundle.</text:p>
            </table:table-cell>
            <table:table-cell table:style-name="Table6.A3" office:value-type="string">
              <text:p text:style-name="P39"><text:span text:style-name="Page_20_Reference_20_Font"><text:span text:style-name="T12"><text:bookmark-ref text:reference-format="page" text:ref-name="r38">21</text:bookmark-ref></text:span></text:span></text:p>
            </table:table-cell>
          </table:table-row>
          <table:table-row table:style-name="Table6.1">
            <table:table-cell table:style-name="Table6.A3" office:value-type="string">
              <text:p text:style-name="P35"><text:a xlink:type="simple" xlink:href="#r50" text:style-name="Internet_20_link" text:visited-style-name="Visited_20_Internet_20_Link"><text:span text:style-name="T5">Requirements</text:span></text:a></text:p>
            </table:table-cell>
            <table:table-cell table:style-name="Table6.A3" office:value-type="string">
              <text:p text:style-name="P35"><text:span text:style-name="T14">Container annotation for repeated </text:span><text:a xlink:type="simple" xlink:href="#r38" text:style-name="Internet_20_link" text:visited-style-name="Visited_20_Internet_20_Link"><text:span text:style-name="Code1"><text:span text:style-name="T7">Requirement</text:span></text:span></text:a><text:span text:style-name="Default_20_Paragraph_20_Font"><text:span text:style-name="T14"> annotations.</text:span></text:span></text:p>
            </table:table-cell>
            <table:table-cell table:style-name="Table6.A3" office:value-type="string">
              <text:p text:style-name="P39"><text:span text:style-name="Page_20_Reference_20_Font"><text:span text:style-name="T12"><text:bookmark-ref text:reference-format="page" text:ref-name="r50">28</text:bookmark-ref></text:span></text:span></text:p>
            </table:table-cell>
          </table:table-row>
        </table:table>
        <text:p text:style-name="P56"><text:bookmark text:name="r2"/>Package org.osgi.annotation.bundle Description</text:p>
        <text:p text:style-name="P57">OSGi Bundle Annotations Package Version 1.0.</text:p>
        <text:p text:style-name="P28">This package is not used at runtime.</text:p>
        <text:p text:style-name="P80"><text:bookmark text:name="r5"/>Annotation Type Capabilities</text:p>
        <text:p text:style-name="P60"><text:a xlink:type="simple" xlink:href="#r3" text:style-name="Internet_20_link" text:visited-style-name="Visited_20_Internet_20_Link"><text:span text:style-name="T9">org.osgi.annotation.bundle</text:span></text:a></text:p>
        <text:p text:style-name="P48"/>
        <text:p text:style-name="P62"><text:span text:style-name="Code_20_Small1">@Documented<text:line-break/>@Retention(value=RetentionPolicy.CLASS)<text:line-break/>@Target(value={<text:line-break/>  ElementType.ANNOTATION_TYPE,<text:line-break/>  ElementType.TYPE,<text:line-break/>  ElementType.PACKAGE<text:line-break/>})<text:line-break/></text:span><text:span text:style-name="Code2">public @interface </text:span><text:span text:style-name="Code2"><text:span text:style-name="T4">Capabilities</text:span></text:span></text:p>
        <text:p text:style-name="P29"><text:span text:style-name="T16">Container annotation for repeated </text:span><text:a xlink:type="simple" xlink:href="#r12" text:style-name="Internet_20_link" text:visited-style-name="Visited_20_Internet_20_Link"><text:span text:style-name="Code2"><text:span text:style-name="T7">Capability</text:span></text:span></text:a><text:span text:style-name="Default_20_Paragraph_20_Font"><text:span text:style-name="T16"> annotations.</text:span></text:span></text:p>
        <text:p text:style-name="P6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4"><text:span text:style-name="Summary_20_Heading_20_Font2"><text:span text:style-name="T12">Required Element Summary</text:span></text:span></text:p>
            </table:table-cell>
            <table:covered-table-cell/>
            <table:table-cell table:style-name="Table8.A1" office:value-type="string">
              <text:p text:style-name="P65"><text:span text:style-name="Page_20_Reference_20_Font"><text:span text:style-name="T13">Page</text:span></text:span></text:p>
            </table:table-cell>
          </table:table-row>
          <table:table-row table:style-name="Table8.1">
            <table:table-cell table:style-name="Table8.A2" office:value-type="string">
              <text:p text:style-name="P66"><text:a xlink:type="simple" xlink:href="#r12" text:style-name="Internet_20_link" text:visited-style-name="Visited_20_Internet_20_Link"><text:span text:style-name="Code_20_Small1"><text:span text:style-name="T7">Capability</text:span></text:span></text:a><text:span text:style-name="Code_20_Small1"><text:span text:style-name="T12">[]</text:span></text:span></text:p>
            </table:table-cell>
            <table:table-cell table:style-name="Table8.A2" office:value-type="string">
              <text:p text:style-name="P70"><text:a xlink:type="simple" xlink:href="#r4" text:style-name="Internet_20_link" text:visited-style-name="Visited_20_Internet_20_Link"><text:span text:style-name="Code2"><text:span text:style-name="T8">value</text:span></text:span></text:a></text:p>
              <text:p text:style-name="P71"><text:span text:style-name="T14">Repeated </text:span><text:a xlink:type="simple" xlink:href="#r12" text:style-name="Internet_20_link" text:visited-style-name="Visited_20_Internet_20_Link"><text:span text:style-name="Code2"><text:span text:style-name="T7">Capability</text:span></text:span></text:a><text:span text:style-name="Default_20_Paragraph_20_Font"><text:span text:style-name="T14"> annotations.</text:span></text:span></text:p>
            </table:table-cell>
            <table:table-cell table:style-name="Table8.C2" office:value-type="string">
              <text:p text:style-name="P67"><text:span text:style-name="Page_20_Reference_20_Font"><text:span text:style-name="T12"><text:bookmark-ref text:reference-format="page" text:ref-name="r4">11</text:bookmark-ref></text:span></text:span></text:p>
            </table:table-cell>
          </table:table-row>
        </table:table>
        <text:p text:style-name="P90">Element Detail</text:p>
        <text:p text:style-name="P93"><text:bookmark text:name="r4"/>value</text:p>
        <text:p text:style-name="P32"><text:span text:style-name="Code2">public abstract </text:span><text:a xlink:type="simple" xlink:href="#r12" text:style-name="Internet_20_link" text:visited-style-name="Visited_20_Internet_20_Link"><text:span text:style-name="Code2"><text:span text:style-name="T7">Capability</text:span></text:span></text:a><text:span text:style-name="Code2">[] </text:span><text:span text:style-name="Code2"><text:span text:style-name="T4">value</text:span></text:span></text:p>
        <text:p text:style-name="P50"><text:span text:style-name="T16">Repeated </text:span><text:a xlink:type="simple" xlink:href="#r12" text:style-name="Internet_20_link" text:visited-style-name="Visited_20_Internet_20_Link"><text:span text:style-name="Code2"><text:span text:style-name="T7">Capability</text:span></text:span></text:a><text:span text:style-name="Default_20_Paragraph_20_Font"><text:span text:style-name="T16"> annotations.</text:span></text:span></text:p>
        <text:p text:style-name="P81"><text:bookmark text:name="r12"/>Annotation Type Capability</text:p>
        <text:p text:style-name="P60"><text:a xlink:type="simple" xlink:href="#r3" text:style-name="Internet_20_link" text:visited-style-name="Visited_20_Internet_20_Link"><text:span text:style-name="T9">org.osgi.annotation.bundle</text:span></text:a></text:p>
        <text:p text:style-name="P48"/>
        <text:p text:style-name="P62"><text:span text:style-name="Code_20_Small1">@Documented<text:line-break/>@Retention(value=RetentionPolicy.CLASS)<text:line-break/>@Target(value={<text:line-break/>  ElementType.ANNOTATION_TYPE,<text:line-break/>  ElementType.TYPE,<text:line-break/>  ElementType.PACKAGE<text:line-break/>})<text:line-break/>@Repeatable(value=</text:span><text:a xlink:type="simple" xlink:href="#r5" text:style-name="Internet_20_link" text:visited-style-name="Visited_20_Internet_20_Link"><text:span text:style-name="Code_20_Small1"><text:span text:style-name="T7">Capabilities.class</text:span></text:span></text:a><text:span text:style-name="Code_20_Small1">)<text:line-break/></text:span><text:span text:style-name="Code2">public @interface </text:span><text:span text:style-name="Code2"><text:span text:style-name="T4">Capability</text:span></text:span></text:p>
        <text:p text:style-name="P57">Define a capability for a bundle.</text:p>
        <text:p text:style-name="P57">For example:</text:p>
        <text:p text:style-name="P58"> @Capability(namespace=ExtenderNamespace.EXTENDER_NAMESPACE,<text:line-break/>             name="osgi.component", version="1.3.0")</text:p>
        <text:p text:style-name="P28">This annotation is not retained at runtime. It is for use by tools to generate bundle manifests or otherwise process the type or package.</text:p>
        <text:p text:style-name="P6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64"><text:span text:style-name="Summary_20_Heading_20_Font2"><text:span text:style-name="T12">Required Element Summary</text:span></text:span></text:p>
            </table:table-cell>
            <table:covered-table-cell/>
            <table:table-cell table:style-name="Table10.A1" office:value-type="string">
              <text:p text:style-name="P65"><text:span text:style-name="Page_20_Reference_20_Font"><text:span text:style-name="T13">Page</text:span></text:span></text:p>
            </table:table-cell>
          </table:table-row>
          <table:table-row table:style-name="Table10.1">
            <table:table-cell table:style-name="Table10.A2" office:value-type="string">
              <text:p text:style-name="P68"><text:span text:style-name="Code_20_Small1"><text:span text:style-name="T12">String[]</text:span></text:span></text:p>
            </table:table-cell>
            <table:table-cell table:style-name="Table10.A2" office:value-type="string">
              <text:p text:style-name="P70"><text:a xlink:type="simple" xlink:href="#r11" text:style-name="Internet_20_link" text:visited-style-name="Visited_20_Internet_20_Link"><text:span text:style-name="Code2"><text:span text:style-name="T8">attribute</text:span></text:span></text:a></text:p>
              <text:p text:style-name="P72">A list of attribute names and values.</text:p>
            </table:table-cell>
            <table:table-cell table:style-name="Table10.C2" office:value-type="string">
              <text:p text:style-name="P67"><text:span text:style-name="Page_20_Reference_20_Font"><text:span text:style-name="T12"><text:bookmark-ref text:reference-format="page" text:ref-name="r11">13</text:bookmark-ref></text:span></text:span></text:p>
            </table:table-cell>
          </table:table-row>
          <table:table-row table:style-name="Table10.1">
            <table:table-cell table:style-name="Table10.A3" office:value-type="string">
              <text:p text:style-name="P68"><text:span text:style-name="Code_20_Small1"><text:span text:style-name="T12">String</text:span></text:span></text:p>
            </table:table-cell>
            <table:table-cell table:style-name="Table10.A3" office:value-type="string">
              <text:p text:style-name="P70"><text:a xlink:type="simple" xlink:href="#r10" text:style-name="Internet_20_link" text:visited-style-name="Visited_20_Internet_20_Link"><text:span text:style-name="Code2"><text:span text:style-name="T8">effective</text:span></text:span></text:a></text:p>
              <text:p text:style-name="P72">The effective time of this capability.</text:p>
            </table:table-cell>
            <table:table-cell table:style-name="Table10.C3" office:value-type="string">
              <text:p text:style-name="P67"><text:span text:style-name="Page_20_Reference_20_Font"><text:span text:style-name="T12"><text:bookmark-ref text:reference-format="page" text:ref-name="r10">13</text:bookmark-ref></text:span></text:span></text:p>
            </table:table-cell>
          </table:table-row>
          <table:table-row table:style-name="Table10.1">
            <table:table-cell table:style-name="Table10.A3" office:value-type="string">
              <text:p text:style-name="P68"><text:span text:style-name="Code_20_Small1"><text:span text:style-name="T12">String</text:span></text:span></text:p>
            </table:table-cell>
            <table:table-cell table:style-name="Table10.A3" office:value-type="string">
              <text:p text:style-name="P70"><text:a xlink:type="simple" xlink:href="#r7" text:style-name="Internet_20_link" text:visited-style-name="Visited_20_Internet_20_Link"><text:span text:style-name="Code2"><text:span text:style-name="T8">name</text:span></text:span></text:a></text:p>
              <text:p text:style-name="P72">The name of this capability within the namespace.</text:p>
            </table:table-cell>
            <table:table-cell table:style-name="Table10.C3" office:value-type="string">
              <text:p text:style-name="P67"><text:span text:style-name="Page_20_Reference_20_Font"><text:span text:style-name="T12"><text:bookmark-ref text:reference-format="page" text:ref-name="r7">12</text:bookmark-ref></text:span></text:span></text:p>
            </table:table-cell>
          </table:table-row>
          <table:table-row table:style-name="Table10.1">
            <table:table-cell table:style-name="Table10.A3" office:value-type="string">
              <text:p text:style-name="P68"><text:span text:style-name="Code_20_Small1"><text:span text:style-name="T12">String</text:span></text:span></text:p>
            </table:table-cell>
            <table:table-cell table:style-name="Table10.A3" office:value-type="string">
              <text:p text:style-name="P70"><text:a xlink:type="simple" xlink:href="#r6" text:style-name="Internet_20_link" text:visited-style-name="Visited_20_Internet_20_Link"><text:span text:style-name="Code2"><text:span text:style-name="T8">namespace</text:span></text:span></text:a></text:p>
              <text:p text:style-name="P72">The namespace of this capability.</text:p>
            </table:table-cell>
            <table:table-cell table:style-name="Table10.C3" office:value-type="string">
              <text:p text:style-name="P67"><text:span text:style-name="Page_20_Reference_20_Font"><text:span text:style-name="T12"><text:bookmark-ref text:reference-format="page" text:ref-name="r6">12</text:bookmark-ref></text:span></text:span></text:p>
            </table:table-cell>
          </table:table-row>
          <table:table-row table:style-name="Table10.1">
            <table:table-cell table:style-name="Table10.A3" office:value-type="string">
              <text:p text:style-name="P68"><text:span text:style-name="Code_20_Small1"><text:span text:style-name="T12">String[]</text:span></text:span></text:p>
            </table:table-cell>
            <table:table-cell table:style-name="Table10.A3" office:value-type="string">
              <text:p text:style-name="P70"><text:a xlink:type="simple" xlink:href="#r9" text:style-name="Internet_20_link" text:visited-style-name="Visited_20_Internet_20_Link"><text:span text:style-name="Code2"><text:span text:style-name="T8">uses</text:span></text:span></text:a></text:p>
              <text:p text:style-name="P72">A list of package names that are used by this capability.</text:p>
            </table:table-cell>
            <table:table-cell table:style-name="Table10.C3" office:value-type="string">
              <text:p text:style-name="P67"><text:span text:style-name="Page_20_Reference_20_Font"><text:span text:style-name="T12"><text:bookmark-ref text:reference-format="page" text:ref-name="r9">13</text:bookmark-ref></text:span></text:span></text:p>
            </table:table-cell>
          </table:table-row>
          <table:table-row table:style-name="Table10.1">
            <table:table-cell table:style-name="Table10.A3" office:value-type="string">
              <text:p text:style-name="P68"><text:span text:style-name="Code_20_Small1"><text:span text:style-name="T12">String</text:span></text:span></text:p>
            </table:table-cell>
            <table:table-cell table:style-name="Table10.A3" office:value-type="string">
              <text:p text:style-name="P70"><text:a xlink:type="simple" xlink:href="#r8" text:style-name="Internet_20_link" text:visited-style-name="Visited_20_Internet_20_Link"><text:span text:style-name="Code2"><text:span text:style-name="T8">version</text:span></text:span></text:a></text:p>
              <text:p text:style-name="P72">The version of this capability.</text:p>
            </table:table-cell>
            <table:table-cell table:style-name="Table10.C3" office:value-type="string">
              <text:p text:style-name="P67"><text:span text:style-name="Page_20_Reference_20_Font"><text:span text:style-name="T12"><text:bookmark-ref text:reference-format="page" text:ref-name="r8">13</text:bookmark-ref></text:span></text:span></text:p>
            </table:table-cell>
          </table:table-row>
        </table:table>
        <text:p text:style-name="P90">Element Detail</text:p>
        <text:p text:style-name="P93"><text:bookmark text:name="r6"/>namespace</text:p>
        <text:p text:style-name="P32"><text:span text:style-name="Code2">public abstract String </text:span><text:span text:style-name="Code2"><text:span text:style-name="T4">namespace</text:span></text:span></text:p>
        <text:p text:style-name="P51">The namespace of this capability.</text:p>
        <text:p text:style-name="P73"/>
        <text:p text:style-name="P92"><text:bookmark text:name="r7"/>name</text:p>
        <text:p text:style-name="P32"><text:span text:style-name="Code2">public abstract String </text:span><text:span text:style-name="Code2"><text:span text:style-name="T4">name</text:span></text:span></text:p>
        <text:p text:style-name="P52">The name of this capability within the namespace.</text:p>
        <text:p text:style-name="P51">If specified, adds an attribute with the name of the namespace and the value of the specified name to the capability clause.</text:p>
        <text:p text:style-name="P54">Default:</text:p>
        <text:p text:style-name="P74">""</text:p>
        <text:p text:style-name="P76"><text:soft-page-break/></text:p>
        <text:p text:style-name="P92"><text:bookmark text:name="r8"/>version</text:p>
        <text:p text:style-name="P32"><text:span text:style-name="Code2">public abstract String </text:span><text:span text:style-name="Code2"><text:span text:style-name="T4">version</text:span></text:span></text:p>
        <text:p text:style-name="P52">The version of this capability.</text:p>
        <text:p text:style-name="P53"><text:span text:style-name="T16">If specified, adds an attribute with the name and type of </text:span><text:span text:style-name="Code2">version:Version</text:span><text:span text:style-name="Default_20_Paragraph_20_Font"><text:span text:style-name="T16"> and the value of the specified version to the capability clause.</text:span></text:span></text:p>
        <text:p text:style-name="P51">The specified version must be a valid OSGi version string.</text:p>
        <text:p text:style-name="P54">Default:</text:p>
        <text:p text:style-name="P74">""</text:p>
        <text:p text:style-name="P76"/>
        <text:p text:style-name="P92"><text:bookmark text:name="r9"/>uses</text:p>
        <text:p text:style-name="P32"><text:span text:style-name="Code2">public abstract String[] </text:span><text:span text:style-name="Code2"><text:span text:style-name="T4">uses</text:span></text:span></text:p>
        <text:p text:style-name="P52">A list of package names that are used by this capability.</text:p>
        <text:p text:style-name="P50"><text:span text:style-name="T16">If not specified, the </text:span><text:span text:style-name="Code2">uses</text:span><text:span text:style-name="Default_20_Paragraph_20_Font"><text:span text:style-name="T16"> directive is omitted from the capability clause.</text:span></text:span></text:p>
        <text:p text:style-name="P54">Default:</text:p>
        <text:p text:style-name="P74">{}</text:p>
        <text:p text:style-name="P76"/>
        <text:p text:style-name="P92"><text:bookmark text:name="r10"/>effective</text:p>
        <text:p text:style-name="P32"><text:span text:style-name="Code2">public abstract String </text:span><text:span text:style-name="Code2"><text:span text:style-name="T4">effective</text:span></text:span></text:p>
        <text:p text:style-name="P52">The effective time of this capability.</text:p>
        <text:p text:style-name="P52">Specifies the time the capability is available. The OSGi framework resolver only considers capabilities without an effective directive or effective:=resolve. Capabilities with other values for the effective directive can be considered by an external agent.</text:p>
        <text:p text:style-name="P50"><text:span text:style-name="T16">If not specified, the </text:span><text:span text:style-name="Code2">effective</text:span><text:span text:style-name="Default_20_Paragraph_20_Font"><text:span text:style-name="T16"> directive is omitted from the capability clause.</text:span></text:span></text:p>
        <text:p text:style-name="P54">Default:</text:p>
        <text:p text:style-name="P74">"resolve"</text:p>
        <text:p text:style-name="P76"/>
        <text:p text:style-name="P92"><text:bookmark text:name="r11"/>attribute</text:p>
        <text:p text:style-name="P32"><text:span text:style-name="Code2">public abstract String[] </text:span><text:span text:style-name="Code2"><text:span text:style-name="T4">attribute</text:span></text:span></text:p>
        <text:p text:style-name="P52">A list of attribute names and values.</text:p>
        <text:p text:style-name="P50"><text:span text:style-name="T16">Each string should be specified in the form: </text:span><text:span text:style-name="Code2">"name=value"</text:span><text:span text:style-name="Default_20_Paragraph_20_Font"><text:span text:style-name="T16">. These are added, separated by semicolons to the capability clause.</text:span></text:span></text:p>
        <text:p text:style-name="P54">Default:</text:p>
        <text:p text:style-name="P74">{}</text:p>
        <text:p text:style-name="P82"><text:bookmark text:name="r19"/>Annotation Type Export</text:p>
        <text:p text:style-name="P60"><text:a xlink:type="simple" xlink:href="#r3" text:style-name="Internet_20_link" text:visited-style-name="Visited_20_Internet_20_Link"><text:span text:style-name="T9">org.osgi.annotation.bundle</text:span></text:a></text:p>
        <text:p text:style-name="P48"/>
        <text:p text:style-name="P62"><text:span text:style-name="Code_20_Small1">@Documented<text:line-break/>@Retention(value=RetentionPolicy.CLASS)<text:line-break/>@Target(value=ElementType.PACKAGE)<text:line-break/></text:span><text:span text:style-name="Code2">public @interface </text:span><text:span text:style-name="Code2"><text:span text:style-name="T4">Export</text:span></text:span></text:p>
        <text:p text:style-name="P57">Mark a package to be exported from its bundle.</text:p>
        <text:p text:style-name="P59"><text:span text:style-name="T16">The package must also be annotation with the </text:span><text:span text:style-name="Code2">org.osgi.annotation.versioning.Version</text:span><text:span text:style-name="Default_20_Paragraph_20_Font"><text:span text:style-name="T16"> annotation to specify the export version of the package.</text:span></text:span></text:p>
        <text:p text:style-name="P28">This annotation is not retained at runtime. It is for use by tools to generate bundle manifests or otherwise process the package.</text:p>
        <text:p text:style-name="P6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64"><text:span text:style-name="Summary_20_Heading_20_Font2"><text:span text:style-name="T12">Nested Class Summary</text:span></text:span></text:p>
            </table:table-cell>
            <table:covered-table-cell/>
            <table:table-cell table:style-name="Table12.A1" office:value-type="string">
              <text:p text:style-name="P65"><text:span text:style-name="Page_20_Reference_20_Font"><text:span text:style-name="T13">Page</text:span></text:span></text:p>
            </table:table-cell>
          </table:table-row>
          <table:table-row table:style-name="Table12.1">
            <table:table-cell table:style-name="Table12.A2" office:value-type="string">
              <text:p text:style-name="P68"><text:span text:style-name="Code_20_Small1"><text:span text:style-name="T12">static enum</text:span></text:span></text:p>
            </table:table-cell>
            <table:table-cell table:style-name="Table12.A2" office:value-type="string">
              <text:p text:style-name="P70"><text:a xlink:type="simple" xlink:href="#r26" text:style-name="Internet_20_link" text:visited-style-name="Visited_20_Internet_20_Link"><text:span text:style-name="Code2"><text:span text:style-name="T8">Export.Substitution</text:span></text:span></text:a></text:p>
              <text:p text:style-name="P72">Substitution policy for this package.</text:p>
            </table:table-cell>
            <table:table-cell table:style-name="Table12.C2" office:value-type="string">
              <text:p text:style-name="P67"><text:span text:style-name="Page_20_Reference_20_Font"><text:span text:style-name="T12"><text:bookmark-ref text:reference-format="page" text:ref-name="r26">17</text:bookmark-ref></text:span></text:span></text:p>
            </table:table-cell>
          </table:table-row>
        </table:table>
        <text:p text:style-name="P2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4"><text:span text:style-name="Summary_20_Heading_20_Font2"><text:span text:style-name="T12">Required Element Summary</text:span></text:span></text:p>
            </table:table-cell>
            <table:covered-table-cell/>
            <table:table-cell table:style-name="Table13.A1" office:value-type="string">
              <text:p text:style-name="P65"><text:span text:style-name="Page_20_Reference_20_Font"><text:span text:style-name="T13">Page</text:span></text:span></text:p>
            </table:table-cell>
          </table:table-row>
          <table:table-row table:style-name="Table13.1">
            <table:table-cell table:style-name="Table13.A2" office:value-type="string">
              <text:p text:style-name="P68"><text:span text:style-name="Code_20_Small1"><text:span text:style-name="T12">String[]</text:span></text:span></text:p>
            </table:table-cell>
            <table:table-cell table:style-name="Table13.A2" office:value-type="string">
              <text:p text:style-name="P70"><text:a xlink:type="simple" xlink:href="#r17" text:style-name="Internet_20_link" text:visited-style-name="Visited_20_Internet_20_Link"><text:span text:style-name="Code2"><text:span text:style-name="T8">attribute</text:span></text:span></text:a></text:p>
              <text:p text:style-name="P72">A list of attribute names and values.</text:p>
            </table:table-cell>
            <table:table-cell table:style-name="Table13.C2" office:value-type="string">
              <text:p text:style-name="P67"><text:span text:style-name="Page_20_Reference_20_Font"><text:span text:style-name="T12"><text:bookmark-ref text:reference-format="page" text:ref-name="r17">15</text:bookmark-ref></text:span></text:span></text:p>
            </table:table-cell>
          </table:table-row>
          <table:table-row table:style-name="Table13.1">
            <table:table-cell table:style-name="Table13.A3" office:value-type="string">
              <text:p text:style-name="P68"><text:span text:style-name="Code_20_Small1"><text:span text:style-name="T12">Class&lt;?&gt;[]</text:span></text:span></text:p>
            </table:table-cell>
            <table:table-cell table:style-name="Table13.A3" office:value-type="string">
              <text:p text:style-name="P70"><text:a xlink:type="simple" xlink:href="#r16" text:style-name="Internet_20_link" text:visited-style-name="Visited_20_Internet_20_Link"><text:span text:style-name="Code2"><text:span text:style-name="T8">exclude</text:span></text:span></text:a></text:p>
              <text:p text:style-name="P72">A list of classes in this package that must be invisible to an importer.</text:p>
            </table:table-cell>
            <table:table-cell table:style-name="Table13.C3" office:value-type="string">
              <text:p text:style-name="P67"><text:span text:style-name="Page_20_Reference_20_Font"><text:span text:style-name="T12"><text:bookmark-ref text:reference-format="page" text:ref-name="r16">15</text:bookmark-ref></text:span></text:span></text:p>
            </table:table-cell>
          </table:table-row>
          <table:table-row table:style-name="Table13.1">
            <table:table-cell table:style-name="Table13.A3" office:value-type="string">
              <text:p text:style-name="P68"><text:span text:style-name="Code_20_Small1"><text:span text:style-name="T12">Class&lt;?&gt;[]</text:span></text:span></text:p>
            </table:table-cell>
            <table:table-cell table:style-name="Table13.A3" office:value-type="string">
              <text:p text:style-name="P70"><text:a xlink:type="simple" xlink:href="#r15" text:style-name="Internet_20_link" text:visited-style-name="Visited_20_Internet_20_Link"><text:span text:style-name="Code2"><text:span text:style-name="T8">include</text:span></text:span></text:a></text:p>
              <text:p text:style-name="P72">A list of classes in this package that must be visible to an importer.</text:p>
            </table:table-cell>
            <table:table-cell table:style-name="Table13.C3" office:value-type="string">
              <text:p text:style-name="P67"><text:span text:style-name="Page_20_Reference_20_Font"><text:span text:style-name="T12"><text:bookmark-ref text:reference-format="page" text:ref-name="r15">15</text:bookmark-ref></text:span></text:span></text:p>
            </table:table-cell>
          </table:table-row>
          <table:table-row table:style-name="Table13.1">
            <table:table-cell table:style-name="Table13.A3" office:value-type="string">
              <text:p text:style-name="P68"><text:span text:style-name="Code_20_Small1"><text:span text:style-name="T12">String[]</text:span></text:span></text:p>
            </table:table-cell>
            <table:table-cell table:style-name="Table13.A3" office:value-type="string">
              <text:p text:style-name="P70"><text:a xlink:type="simple" xlink:href="#r14" text:style-name="Internet_20_link" text:visited-style-name="Visited_20_Internet_20_Link"><text:span text:style-name="Code2"><text:span text:style-name="T8">mandatory</text:span></text:span></text:a></text:p>
              <text:p text:style-name="P72">A list of mandatory attribute names.</text:p>
            </table:table-cell>
            <table:table-cell table:style-name="Table13.C3" office:value-type="string">
              <text:p text:style-name="P67"><text:span text:style-name="Page_20_Reference_20_Font"><text:span text:style-name="T12"><text:bookmark-ref text:reference-format="page" text:ref-name="r14">15</text:bookmark-ref></text:span></text:span></text:p>
            </table:table-cell>
          </table:table-row>
          <table:table-row table:style-name="Table13.1">
            <table:table-cell table:style-name="Table13.A3" office:value-type="string">
              <text:p text:style-name="P66"><text:a xlink:type="simple" xlink:href="#r26" text:style-name="Internet_20_link" text:visited-style-name="Visited_20_Internet_20_Link"><text:span text:style-name="Code_20_Small1"><text:span text:style-name="T7">Export.Substitution</text:span></text:span></text:a></text:p>
            </table:table-cell>
            <table:table-cell table:style-name="Table13.A3" office:value-type="string">
              <text:p text:style-name="P70"><text:a xlink:type="simple" xlink:href="#r18" text:style-name="Internet_20_link" text:visited-style-name="Visited_20_Internet_20_Link"><text:span text:style-name="Code2"><text:span text:style-name="T8">substitution</text:span></text:span></text:a></text:p>
              <text:p text:style-name="P72">Specify the policy for substitutably importing this package.</text:p>
            </table:table-cell>
            <table:table-cell table:style-name="Table13.C3" office:value-type="string">
              <text:p text:style-name="P67"><text:span text:style-name="Page_20_Reference_20_Font"><text:span text:style-name="T12"><text:bookmark-ref text:reference-format="page" text:ref-name="r18">15</text:bookmark-ref></text:span></text:span></text:p>
            </table:table-cell>
          </table:table-row>
          <table:table-row table:style-name="Table13.1">
            <table:table-cell table:style-name="Table13.A3" office:value-type="string">
              <text:p text:style-name="P68"><text:span text:style-name="Code_20_Small1"><text:span text:style-name="T12">String[]</text:span></text:span></text:p>
            </table:table-cell>
            <table:table-cell table:style-name="Table13.A3" office:value-type="string">
              <text:p text:style-name="P70"><text:a xlink:type="simple" xlink:href="#r13" text:style-name="Internet_20_link" text:visited-style-name="Visited_20_Internet_20_Link"><text:span text:style-name="Code2"><text:span text:style-name="T8">uses</text:span></text:span></text:a></text:p>
              <text:p text:style-name="P72">A list of package names that are used by this package.</text:p>
            </table:table-cell>
            <table:table-cell table:style-name="Table13.C3" office:value-type="string">
              <text:p text:style-name="P67"><text:span text:style-name="Page_20_Reference_20_Font"><text:span text:style-name="T12"><text:bookmark-ref text:reference-format="page" text:ref-name="r13">14</text:bookmark-ref></text:span></text:span></text:p>
            </table:table-cell>
          </table:table-row>
        </table:table>
        <text:p text:style-name="P90">Element Detail</text:p>
        <text:p text:style-name="P93"><text:bookmark text:name="r13"/>uses</text:p>
        <text:p text:style-name="P32"><text:span text:style-name="Code2">public abstract String[] </text:span><text:span text:style-name="Code2"><text:span text:style-name="T4">uses</text:span></text:span></text:p>
        <text:p text:style-name="P52">A list of package names that are used by this package.</text:p>
        <text:p text:style-name="P53"><text:span text:style-name="T16">If the </text:span><text:span text:style-name="Code2">uses</text:span><text:span text:style-name="Default_20_Paragraph_20_Font"><text:span text:style-name="T16"> directive must be omitted from the export package clause for this package, the empty value </text:span></text:span><text:span text:style-name="Default_20_Paragraph_20_Font"><text:span text:style-name="T21">{}</text:span></text:span><text:span text:style-name="Default_20_Paragraph_20_Font"><text:span text:style-name="T16"> must be specified.</text:span></text:span></text:p>
        <text:p text:style-name="P50"><text:span text:style-name="T16">If not specified, the </text:span><text:span text:style-name="Code2">uses</text:span><text:span text:style-name="Default_20_Paragraph_20_Font"><text:span text:style-name="T16"> directive for the export package clause is calculated by inspection of the classes in this package.</text:span></text:span></text:p>
        <text:p text:style-name="P54">Default:</text:p>
        <text:p text:style-name="P74">{}</text:p>
        <text:p text:style-name="P76"/>
        <text:p text:style-name="P92"><text:bookmark text:name="r14"/><text:soft-page-break/>mandatory</text:p>
        <text:p text:style-name="P32"><text:span text:style-name="Code2">public abstract String[] </text:span><text:span text:style-name="Code2"><text:span text:style-name="T4">mandatory</text:span></text:span></text:p>
        <text:p text:style-name="P52">A list of mandatory attribute names.</text:p>
        <text:p text:style-name="P52">A bundle importing this package must specify the mandatory attributes, with a value that matches, to resolve to this package.</text:p>
        <text:p text:style-name="P50"><text:span text:style-name="T16">If not specified, the </text:span><text:span text:style-name="Code2">mandatory</text:span><text:span text:style-name="Default_20_Paragraph_20_Font"><text:span text:style-name="T16"> directive is omitted from the export package clause for this package.</text:span></text:span></text:p>
        <text:p text:style-name="P54">Default:</text:p>
        <text:p text:style-name="P74">{}</text:p>
        <text:p text:style-name="P76"/>
        <text:p text:style-name="P92"><text:bookmark text:name="r15"/>include</text:p>
        <text:p text:style-name="P32"><text:span text:style-name="Code2">public abstract Class&lt;?&gt;[] </text:span><text:span text:style-name="Code2"><text:span text:style-name="T4">include</text:span></text:span></text:p>
        <text:p text:style-name="P52">A list of classes in this package that must be visible to an importer.</text:p>
        <text:p text:style-name="P50"><text:span text:style-name="T16">If not specified, the </text:span><text:span text:style-name="Code2">include</text:span><text:span text:style-name="Default_20_Paragraph_20_Font"><text:span text:style-name="T16"> directive is omitted from the export package clause for this package.</text:span></text:span></text:p>
        <text:p text:style-name="P54">Default:</text:p>
        <text:p text:style-name="P74">{}</text:p>
        <text:p text:style-name="P76"/>
        <text:p text:style-name="P92"><text:bookmark text:name="r16"/>exclude</text:p>
        <text:p text:style-name="P32"><text:span text:style-name="Code2">public abstract Class&lt;?&gt;[] </text:span><text:span text:style-name="Code2"><text:span text:style-name="T4">exclude</text:span></text:span></text:p>
        <text:p text:style-name="P52">A list of classes in this package that must be invisible to an importer.</text:p>
        <text:p text:style-name="P50"><text:span text:style-name="T16">If not specified, the </text:span><text:span text:style-name="Code2">exclude</text:span><text:span text:style-name="Default_20_Paragraph_20_Font"><text:span text:style-name="T16"> directive is omitted from the export package clause for this package.</text:span></text:span></text:p>
        <text:p text:style-name="P54">Default:</text:p>
        <text:p text:style-name="P74">{}</text:p>
        <text:p text:style-name="P76"/>
        <text:p text:style-name="P92"><text:bookmark text:name="r17"/>attribute</text:p>
        <text:p text:style-name="P32"><text:span text:style-name="Code2">public abstract String[] </text:span><text:span text:style-name="Code2"><text:span text:style-name="T4">attribute</text:span></text:span></text:p>
        <text:p text:style-name="P52">A list of attribute names and values.</text:p>
        <text:p text:style-name="P50"><text:span text:style-name="T16">Each string should be specified in the form: </text:span><text:span text:style-name="Code2">"name=value"</text:span><text:span text:style-name="Default_20_Paragraph_20_Font"><text:span text:style-name="T16">. These are added, separated by semicolons to the export package clause.</text:span></text:span></text:p>
        <text:p text:style-name="P54">Default:</text:p>
        <text:p text:style-name="P74">{}</text:p>
        <text:p text:style-name="P76"/>
        <text:p text:style-name="P92"><text:bookmark text:name="r18"/>substitution</text:p>
        <text:p text:style-name="P32"><text:span text:style-name="Code2">public abstract </text:span><text:a xlink:type="simple" xlink:href="#r26" text:style-name="Internet_20_link" text:visited-style-name="Visited_20_Internet_20_Link"><text:span text:style-name="Code2"><text:span text:style-name="T7">Export.Substitution</text:span></text:span></text:a><text:span text:style-name="Code2"> </text:span><text:span text:style-name="Code2"><text:span text:style-name="T4">substitution</text:span></text:span></text:p>
        <text:p text:style-name="P52">Specify the policy for substitutably importing this package.</text:p>
        <text:p text:style-name="P52">Bundles that collaborate require the same class loader for types used in the collaboration. If multiple bundles export packages with collaboration types then they will have to be placed in disjoint class spaces, <text:soft-page-break/>making collaboration impossible. Collaboration is significantly improved when bundles are willing to import exported packages; these imports will allow a framework to substitute exports for imports.</text:p>
        <text:p text:style-name="P50"><text:span text:style-name="T16">If not specified, the </text:span><text:a xlink:type="simple" xlink:href="#r23" text:style-name="Internet_20_link" text:visited-style-name="Visited_20_Internet_20_Link"><text:span text:style-name="Code2"><text:span text:style-name="T7">Export.Substitution.CALCULATED</text:span></text:span></text:a><text:span text:style-name="Default_20_Paragraph_20_Font"><text:span text:style-name="T16"> substitution policy is used for this package.</text:span></text:span></text:p>
        <text:p text:style-name="P54">Default:</text:p>
        <text:p text:style-name="P75"><text:a xlink:type="simple" xlink:href="#r23" text:style-name="Internet_20_link" text:visited-style-name="Visited_20_Internet_20_Link"><text:span text:style-name="T6">Export.Substitution.CALCULATED</text:span></text:a></text:p>
        <text:p text:style-name="P83"><text:bookmark text:name="r26"/>Enum Export.Substitution</text:p>
        <text:p text:style-name="P60"><text:a xlink:type="simple" xlink:href="#r3" text:style-name="Internet_20_link" text:visited-style-name="Visited_20_Internet_20_Link"><text:span text:style-name="T9">org.osgi.annotation.bundle</text:span></text:a></text:p>
        <text:p text:style-name="P49"><text:span text:style-name="Code2">java.lang.Object</text:span></text:p>
        <text:p text:style-name="P61"><text:span text:style-name="Code2">  </text:span><text:span text:style-name="Code2"><draw:frame draw:style-name="fr3" text:anchor-type="as-char" svg:width="0.1563in" svg:height="0.1457in" draw:z-index="9"><draw:image xlink:href="Pictures/100002000000000F0000000E443DCD33.png" xlink:type="simple" xlink:show="embed" xlink:actuate="onLoad"/></draw:frame></text:span><text:span text:style-name="Code2">java.lang.Enum&lt;</text:span><text:a xlink:type="simple" xlink:href="#r26" text:style-name="Internet_20_link" text:visited-style-name="Visited_20_Internet_20_Link"><text:span text:style-name="Code2"><text:span text:style-name="T7">Export.Substitution</text:span></text:span></text:a><text:span text:style-name="Code2">&gt;</text:span></text:p>
        <text:p text:style-name="P30"><text:span text:style-name="Code2">      </text:span><text:span text:style-name="Code2"><draw:frame draw:style-name="fr3" draw:name="graphics2" text:anchor-type="as-char" svg:width="0.1563in" svg:height="0.1457in" draw:z-index="10"><draw:image xlink:href="Pictures/100002000000000F0000000E443DCD33.png" xlink:type="simple" xlink:show="embed" xlink:actuate="onLoad"/></draw:frame></text:span><text:span text:style-name="Code2"><text:span text:style-name="T4">org.osgi.annotation.bundle.Export.Substitution</text:span></text:span></text:p>
        <text:p text:style-name="P94">All Implemented Interfaces:</text:p>
        <text:p text:style-name="P55"><text:span text:style-name="T16">Comparable&lt;</text:span><text:a xlink:type="simple" xlink:href="#r26" text:style-name="Internet_20_link" text:visited-style-name="Visited_20_Internet_20_Link"><text:span text:style-name="T6">Export.Substitution</text:span></text:a><text:span text:style-name="Default_20_Paragraph_20_Font"><text:span text:style-name="T16">&gt;, Serializable</text:span></text:span></text:p>
        <text:p text:style-name="P94">Enclosing class:</text:p>
        <text:p text:style-name="P55"><text:a xlink:type="simple" xlink:href="#r19" text:style-name="Internet_20_link" text:visited-style-name="Visited_20_Internet_20_Link"><text:span text:style-name="T6">Export</text:span></text:a></text:p>
        <text:p text:style-name="P48"/>
        <text:p text:style-name="P77"><text:span text:style-name="Code2">public static enum </text:span><text:span text:style-name="Code2"><text:span text:style-name="T4">Export.Substitution</text:span></text:span></text:p>
        <text:p text:style-name="P32"><text:span text:style-name="Code2">extends Enum&lt;</text:span><text:a xlink:type="simple" xlink:href="#r26" text:style-name="Internet_20_link" text:visited-style-name="Visited_20_Internet_20_Link"><text:span text:style-name="Code2"><text:span text:style-name="T7">Export.Substitution</text:span></text:span></text:a><text:span text:style-name="Code2">&gt;</text:span></text:p>
        <text:p text:style-name="P28">Substitution policy for this package.</text:p>
        <text:p text:style-name="P63"/>
        <table:table table:name="Table15" table:style-name="Table15">
          <table:table-column table:style-name="Table15.A"/>
          <table:table-column table:style-name="Table15.B"/>
          <table:table-row table:style-name="Table15.1">
            <table:table-cell table:style-name="Table15.A1" office:value-type="string">
              <text:p text:style-name="P64"><text:span text:style-name="Summary_20_Heading_20_Font2"><text:span text:style-name="T12">Enum Constant Summary</text:span></text:span></text:p>
            </table:table-cell>
            <table:table-cell table:style-name="Table15.A1" office:value-type="string">
              <text:p text:style-name="P65"><text:span text:style-name="Page_20_Reference_20_Font"><text:span text:style-name="T13">Page</text:span></text:span></text:p>
            </table:table-cell>
          </table:table-row>
          <table:table-row table:style-name="Table15.1">
            <table:table-cell table:style-name="Table15.A2" office:value-type="string">
              <text:p text:style-name="P70"><text:a xlink:type="simple" xlink:href="#r23" text:style-name="Internet_20_link" text:visited-style-name="Visited_20_Internet_20_Link"><text:span text:style-name="Code2"><text:span text:style-name="T8">CALCULATED</text:span></text:span></text:a></text:p>
              <text:p text:style-name="P72">The policy value is calculated by inspection of the classes in the package.</text:p>
            </table:table-cell>
            <table:table-cell table:style-name="Table15.B2" office:value-type="string">
              <text:p text:style-name="P67"><text:span text:style-name="Page_20_Reference_20_Font"><text:span text:style-name="T12"><text:bookmark-ref text:reference-format="page" text:ref-name="r23">18</text:bookmark-ref></text:span></text:span></text:p>
            </table:table-cell>
          </table:table-row>
          <table:table-row table:style-name="Table15.1">
            <table:table-cell table:style-name="Table15.A3" office:value-type="string">
              <text:p text:style-name="P70"><text:a xlink:type="simple" xlink:href="#r20" text:style-name="Internet_20_link" text:visited-style-name="Visited_20_Internet_20_Link"><text:span text:style-name="Code2"><text:span text:style-name="T8">CONSUMER</text:span></text:span></text:a></text:p>
              <text:p text:style-name="P72">Use a consumer type version range for the import package clause when substitutably importing a package.</text:p>
            </table:table-cell>
            <table:table-cell table:style-name="Table15.B3" office:value-type="string">
              <text:p text:style-name="P67"><text:span text:style-name="Page_20_Reference_20_Font"><text:span text:style-name="T12"><text:bookmark-ref text:reference-format="page" text:ref-name="r20">17</text:bookmark-ref></text:span></text:span></text:p>
            </table:table-cell>
          </table:table-row>
          <table:table-row table:style-name="Table15.1">
            <table:table-cell table:style-name="Table15.A3" office:value-type="string">
              <text:p text:style-name="P70"><text:a xlink:type="simple" xlink:href="#r22" text:style-name="Internet_20_link" text:visited-style-name="Visited_20_Internet_20_Link"><text:span text:style-name="Code2"><text:span text:style-name="T8">NOIMPORT</text:span></text:span></text:a></text:p>
              <text:p text:style-name="P72">The package must not be substitutably imported.</text:p>
            </table:table-cell>
            <table:table-cell table:style-name="Table15.B3" office:value-type="string">
              <text:p text:style-name="P67"><text:span text:style-name="Page_20_Reference_20_Font"><text:span text:style-name="T12"><text:bookmark-ref text:reference-format="page" text:ref-name="r22">18</text:bookmark-ref></text:span></text:span></text:p>
            </table:table-cell>
          </table:table-row>
          <table:table-row table:style-name="Table15.1">
            <table:table-cell table:style-name="Table15.A3" office:value-type="string">
              <text:p text:style-name="P70"><text:a xlink:type="simple" xlink:href="#r21" text:style-name="Internet_20_link" text:visited-style-name="Visited_20_Internet_20_Link"><text:span text:style-name="Code2"><text:span text:style-name="T8">PROVIDER</text:span></text:span></text:a></text:p>
              <text:p text:style-name="P72">Use a provider type version range for the import package clause when substitutably importing a package.</text:p>
            </table:table-cell>
            <table:table-cell table:style-name="Table15.B3" office:value-type="string">
              <text:p text:style-name="P67"><text:span text:style-name="Page_20_Reference_20_Font"><text:span text:style-name="T12"><text:bookmark-ref text:reference-format="page" text:ref-name="r21">17</text:bookmark-ref></text:span></text:span></text:p>
            </table:table-cell>
          </table:table-row>
        </table:table>
        <text:p text:style-name="P2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64"><text:span text:style-name="Summary_20_Heading_20_Font2"><text:span text:style-name="T12">Method Summary</text:span></text:span></text:p>
            </table:table-cell>
            <table:covered-table-cell/>
            <table:table-cell table:style-name="Table16.A1" office:value-type="string">
              <text:p text:style-name="P65"><text:span text:style-name="Page_20_Reference_20_Font"><text:span text:style-name="T13">Page</text:span></text:span></text:p>
            </table:table-cell>
          </table:table-row>
          <table:table-row table:style-name="Table16.1">
            <table:table-cell table:style-name="Table16.A2" office:value-type="string">
              <text:p text:style-name="P66"><text:span text:style-name="Code_20_Small1"><text:span text:style-name="T12">static </text:span></text:span><text:a xlink:type="simple" xlink:href="#r26" text:style-name="Internet_20_link" text:visited-style-name="Visited_20_Internet_20_Link"><text:span text:style-name="Code_20_Small1"><text:span text:style-name="T7">Export.Substitution</text:span></text:span></text:a></text:p>
            </table:table-cell>
            <table:table-cell table:style-name="Table16.A2" office:value-type="string">
              <text:p text:style-name="P69"><text:a xlink:type="simple" xlink:href="#r25" text:style-name="Internet_20_link" text:visited-style-name="Visited_20_Internet_20_Link"><text:span text:style-name="Code2"><text:span text:style-name="T8">valueOf</text:span></text:span></text:a><text:span text:style-name="Code2"><text:span text:style-name="T12">(String name)</text:span></text:span></text:p>
            </table:table-cell>
            <table:table-cell table:style-name="Table16.C2" office:value-type="string">
              <text:p text:style-name="P67"><text:span text:style-name="Page_20_Reference_20_Font"><text:span text:style-name="T12"><text:bookmark-ref text:reference-format="page" text:ref-name="r25">18</text:bookmark-ref></text:span></text:span></text:p>
            </table:table-cell>
          </table:table-row>
          <table:table-row table:style-name="Table16.1">
            <table:table-cell table:style-name="Table16.A3" office:value-type="string">
              <text:p text:style-name="P66"><text:span text:style-name="Code_20_Small1"><text:span text:style-name="T12">static </text:span></text:span><text:a xlink:type="simple" xlink:href="#r26" text:style-name="Internet_20_link" text:visited-style-name="Visited_20_Internet_20_Link"><text:span text:style-name="Code_20_Small1"><text:span text:style-name="T7">Export.Substitution</text:span></text:span></text:a><text:span text:style-name="Code_20_Small1"><text:span text:style-name="T12">[]</text:span></text:span></text:p>
            </table:table-cell>
            <table:table-cell table:style-name="Table16.A3" office:value-type="string">
              <text:p text:style-name="P69"><text:a xlink:type="simple" xlink:href="#r24" text:style-name="Internet_20_link" text:visited-style-name="Visited_20_Internet_20_Link"><text:span text:style-name="Code2"><text:span text:style-name="T8">values</text:span></text:span></text:a><text:span text:style-name="Code2"><text:span text:style-name="T12">()</text:span></text:span></text:p>
            </table:table-cell>
            <table:table-cell table:style-name="Table16.C3" office:value-type="string">
              <text:p text:style-name="P67"><text:span text:style-name="Page_20_Reference_20_Font"><text:span text:style-name="T12"><text:bookmark-ref text:reference-format="page" text:ref-name="r24">18</text:bookmark-ref></text:span></text:span></text:p>
            </table:table-cell>
          </table:table-row>
        </table:table>
        <text:p text:style-name="P90">Enum Constant Detail</text:p>
        <text:p text:style-name="P93"><text:bookmark text:name="r20"/>CONSUMER</text:p>
        <text:p text:style-name="P32"><text:span text:style-name="Code2">public static final </text:span><text:a xlink:type="simple" xlink:href="#r26" text:style-name="Internet_20_link" text:visited-style-name="Visited_20_Internet_20_Link"><text:span text:style-name="Code2"><text:span text:style-name="T7">Export.Substitution</text:span></text:span></text:a><text:span text:style-name="Code2"> </text:span><text:span text:style-name="Code2"><text:span text:style-name="T4">CONSUMER</text:span></text:span></text:p>
        <text:p text:style-name="P51">Use a consumer type version range for the import package clause when substitutably importing a package.</text:p>
        <text:p text:style-name="P54">See Also:</text:p>
        <text:p text:style-name="P75"><text:span text:style-name="Code2">org.osgi.annotation.versioning.ConsumerType</text:span></text:p>
        <text:p text:style-name="P76"/>
        <text:p text:style-name="P92"><text:bookmark text:name="r21"/>PROVIDER</text:p>
        <text:p text:style-name="P32"><text:span text:style-name="Code2">public static final </text:span><text:a xlink:type="simple" xlink:href="#r26" text:style-name="Internet_20_link" text:visited-style-name="Visited_20_Internet_20_Link"><text:span text:style-name="Code2"><text:span text:style-name="T7">Export.Substitution</text:span></text:span></text:a><text:span text:style-name="Code2"> </text:span><text:span text:style-name="Code2"><text:span text:style-name="T4">PROVIDER</text:span></text:span></text:p>
        <text:p text:style-name="P51"><text:soft-page-break/>Use a provider type version range for the import package clause when substitutably importing a package.</text:p>
        <text:p text:style-name="P54">See Also:</text:p>
        <text:p text:style-name="P75"><text:span text:style-name="Code2">org.osgi.annotation.versioning.ProviderType</text:span></text:p>
        <text:p text:style-name="P76"/>
        <text:p text:style-name="P92"><text:bookmark text:name="r22"/>NOIMPORT</text:p>
        <text:p text:style-name="P32"><text:span text:style-name="Code2">public static final </text:span><text:a xlink:type="simple" xlink:href="#r26" text:style-name="Internet_20_link" text:visited-style-name="Visited_20_Internet_20_Link"><text:span text:style-name="Code2"><text:span text:style-name="T7">Export.Substitution</text:span></text:span></text:a><text:span text:style-name="Code2"> </text:span><text:span text:style-name="Code2"><text:span text:style-name="T4">NOIMPORT</text:span></text:span></text:p>
        <text:p text:style-name="P51">The package must not be substitutably imported.</text:p>
        <text:p text:style-name="P73"/>
        <text:p text:style-name="P92"><text:bookmark text:name="r23"/>CALCULATED</text:p>
        <text:p text:style-name="P32"><text:span text:style-name="Code2">public static final </text:span><text:a xlink:type="simple" xlink:href="#r26" text:style-name="Internet_20_link" text:visited-style-name="Visited_20_Internet_20_Link"><text:span text:style-name="Code2"><text:span text:style-name="T7">Export.Substitution</text:span></text:span></text:a><text:span text:style-name="Code2"> </text:span><text:span text:style-name="Code2"><text:span text:style-name="T4">CALCULATED</text:span></text:span></text:p>
        <text:p text:style-name="P51">The policy value is calculated by inspection of the classes in the package.</text:p>
        <text:p text:style-name="P91">Method Detail</text:p>
        <text:p text:style-name="P93"><text:bookmark text:name="r24"/>values</text:p>
        <text:p text:style-name="P32"><text:span text:style-name="Code2">public static </text:span><text:a xlink:type="simple" xlink:href="#r26" text:style-name="Internet_20_link" text:visited-style-name="Visited_20_Internet_20_Link"><text:span text:style-name="Code2"><text:span text:style-name="T7">Export.Substitution</text:span></text:span></text:a><text:span text:style-name="Code2">[] </text:span><text:span text:style-name="Code2"><text:span text:style-name="T4">values</text:span></text:span><text:span text:style-name="Code2">()</text:span></text:p>
        <text:p text:style-name="P73"/>
        <text:p text:style-name="P92"><text:bookmark text:name="r25"/>valueOf</text:p>
        <text:p text:style-name="P32"><text:span text:style-name="Code2">public static </text:span><text:a xlink:type="simple" xlink:href="#r26" text:style-name="Internet_20_link" text:visited-style-name="Visited_20_Internet_20_Link"><text:span text:style-name="Code2"><text:span text:style-name="T7">Export.Substitution</text:span></text:span></text:a><text:span text:style-name="Code2"> </text:span><text:span text:style-name="Code2"><text:span text:style-name="T4">valueOf</text:span></text:span><text:span text:style-name="Code2">(String name)</text:span></text:p>
        <text:p text:style-name="P84"><text:bookmark text:name="r29"/>Annotation Type Header</text:p>
        <text:p text:style-name="P60"><text:a xlink:type="simple" xlink:href="#r3" text:style-name="Internet_20_link" text:visited-style-name="Visited_20_Internet_20_Link"><text:span text:style-name="T9">org.osgi.annotation.bundle</text:span></text:a></text:p>
        <text:p text:style-name="P48"/>
        <text:p text:style-name="P62"><text:span text:style-name="Code_20_Small1">@Documented<text:line-break/>@Retention(value=RetentionPolicy.CLASS)<text:line-break/>@Target(value={<text:line-break/>  ElementType.ANNOTATION_TYPE,<text:line-break/>  ElementType.TYPE,<text:line-break/>  ElementType.PACKAGE<text:line-break/>})<text:line-break/>@Repeatable(value=</text:span><text:a xlink:type="simple" xlink:href="#r31" text:style-name="Internet_20_link" text:visited-style-name="Visited_20_Internet_20_Link"><text:span text:style-name="Code_20_Small1"><text:span text:style-name="T7">Headers.class</text:span></text:span></text:a><text:span text:style-name="Code_20_Small1">)<text:line-break/></text:span><text:span text:style-name="Code2">public @interface </text:span><text:span text:style-name="Code2"><text:span text:style-name="T4">Header</text:span></text:span></text:p>
        <text:p text:style-name="P57">Define a manifest header for a bundle.</text:p>
        <text:p text:style-name="P57">For example:</text:p>
        <text:p text:style-name="P58"> @Header(name=Constants.BUNDLE_CATEGORY, value="osgi")</text:p>
        <text:p text:style-name="P28">This annotation is not retained at runtime. It is for use by tools to generate bundle manifests.</text:p>
        <text:p text:style-name="P6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4"><text:span text:style-name="Summary_20_Heading_20_Font2"><text:span text:style-name="T12">Required Element Summary</text:span></text:span></text:p>
            </table:table-cell>
            <table:covered-table-cell/>
            <table:table-cell table:style-name="Table18.A1" office:value-type="string">
              <text:p text:style-name="P65"><text:span text:style-name="Page_20_Reference_20_Font"><text:span text:style-name="T13">Page</text:span></text:span></text:p>
            </table:table-cell>
          </table:table-row>
          <table:table-row table:style-name="Table18.1">
            <table:table-cell table:style-name="Table18.A2" office:value-type="string">
              <text:p text:style-name="P68"><text:span text:style-name="Code_20_Small1"><text:span text:style-name="T12">String</text:span></text:span></text:p>
            </table:table-cell>
            <table:table-cell table:style-name="Table18.A2" office:value-type="string">
              <text:p text:style-name="P70"><text:a xlink:type="simple" xlink:href="#r27" text:style-name="Internet_20_link" text:visited-style-name="Visited_20_Internet_20_Link"><text:span text:style-name="Code2"><text:span text:style-name="T8">name</text:span></text:span></text:a></text:p>
              <text:p text:style-name="P72">The name of this header.</text:p>
            </table:table-cell>
            <table:table-cell table:style-name="Table18.C2" office:value-type="string">
              <text:p text:style-name="P67"><text:span text:style-name="Page_20_Reference_20_Font"><text:span text:style-name="T12"><text:bookmark-ref text:reference-format="page" text:ref-name="r27">19</text:bookmark-ref></text:span></text:span></text:p>
            </table:table-cell>
          </table:table-row>
          <table:table-row table:style-name="Table18.1">
            <table:table-cell table:style-name="Table18.A3" office:value-type="string">
              <text:p text:style-name="P68"><text:span text:style-name="Code_20_Small1"><text:span text:style-name="T12">String</text:span></text:span></text:p>
            </table:table-cell>
            <table:table-cell table:style-name="Table18.A3" office:value-type="string">
              <text:p text:style-name="P70"><text:a xlink:type="simple" xlink:href="#r28" text:style-name="Internet_20_link" text:visited-style-name="Visited_20_Internet_20_Link"><text:span text:style-name="Code2"><text:span text:style-name="T8">value</text:span></text:span></text:a></text:p>
              <text:p text:style-name="P72">The value of this header.</text:p>
            </table:table-cell>
            <table:table-cell table:style-name="Table18.C3" office:value-type="string">
              <text:p text:style-name="P67"><text:span text:style-name="Page_20_Reference_20_Font"><text:span text:style-name="T12"><text:bookmark-ref text:reference-format="page" text:ref-name="r28">19</text:bookmark-ref></text:span></text:span></text:p>
            </table:table-cell>
          </table:table-row>
        </table:table>
        <text:p text:style-name="P90">Element Detail</text:p>
        <text:p text:style-name="P93"><text:bookmark text:name="r27"/>name</text:p>
        <text:p text:style-name="P32"><text:span text:style-name="Code2">public abstract String </text:span><text:span text:style-name="Code2"><text:span text:style-name="T4">name</text:span></text:span></text:p>
        <text:p text:style-name="P51">The name of this header.</text:p>
        <text:p text:style-name="P73"/>
        <text:p text:style-name="P92"><text:bookmark text:name="r28"/>value</text:p>
        <text:p text:style-name="P32"><text:span text:style-name="Code2">public abstract String </text:span><text:span text:style-name="Code2"><text:span text:style-name="T4">value</text:span></text:span></text:p>
        <text:p text:style-name="P51">The value of this header.</text:p>
        <text:p text:style-name="P85"><text:bookmark text:name="r31"/>Annotation Type Headers</text:p>
        <text:p text:style-name="P60"><text:a xlink:type="simple" xlink:href="#r3" text:style-name="Internet_20_link" text:visited-style-name="Visited_20_Internet_20_Link"><text:span text:style-name="T9">org.osgi.annotation.bundle</text:span></text:a></text:p>
        <text:p text:style-name="P48"/>
        <text:p text:style-name="P62"><text:span text:style-name="Code_20_Small1">@Documented<text:line-break/>@Retention(value=RetentionPolicy.CLASS)<text:line-break/>@Target(value={<text:line-break/>  ElementType.ANNOTATION_TYPE,<text:line-break/>  ElementType.TYPE,<text:line-break/>  ElementType.PACKAGE<text:line-break/>})<text:line-break/></text:span><text:span text:style-name="Code2">public @interface </text:span><text:span text:style-name="Code2"><text:span text:style-name="T4">Headers</text:span></text:span></text:p>
        <text:p text:style-name="P29"><text:span text:style-name="T16">Container annotation for repeated </text:span><text:a xlink:type="simple" xlink:href="#r29" text:style-name="Internet_20_link" text:visited-style-name="Visited_20_Internet_20_Link"><text:span text:style-name="Code2"><text:span text:style-name="T7">Header</text:span></text:span></text:a><text:span text:style-name="Default_20_Paragraph_20_Font"><text:span text:style-name="T16"> annotations.</text:span></text:span></text:p>
        <text:p text:style-name="P63"/>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64"><text:span text:style-name="Summary_20_Heading_20_Font2"><text:span text:style-name="T12">Required Element Summary</text:span></text:span></text:p>
            </table:table-cell>
            <table:covered-table-cell/>
            <table:table-cell table:style-name="Table20.A1" office:value-type="string">
              <text:p text:style-name="P65"><text:span text:style-name="Page_20_Reference_20_Font"><text:span text:style-name="T13">Page</text:span></text:span></text:p>
            </table:table-cell>
          </table:table-row>
          <table:table-row table:style-name="Table20.1">
            <table:table-cell table:style-name="Table20.A2" office:value-type="string">
              <text:p text:style-name="P66"><text:a xlink:type="simple" xlink:href="#r29" text:style-name="Internet_20_link" text:visited-style-name="Visited_20_Internet_20_Link"><text:span text:style-name="Code_20_Small1"><text:span text:style-name="T7">Header</text:span></text:span></text:a><text:span text:style-name="Code_20_Small1"><text:span text:style-name="T12">[]</text:span></text:span></text:p>
            </table:table-cell>
            <table:table-cell table:style-name="Table20.A2" office:value-type="string">
              <text:p text:style-name="P70"><text:a xlink:type="simple" xlink:href="#r30" text:style-name="Internet_20_link" text:visited-style-name="Visited_20_Internet_20_Link"><text:span text:style-name="Code2"><text:span text:style-name="T8">value</text:span></text:span></text:a></text:p>
              <text:p text:style-name="P71"><text:span text:style-name="T14">Repeated </text:span><text:a xlink:type="simple" xlink:href="#r29" text:style-name="Internet_20_link" text:visited-style-name="Visited_20_Internet_20_Link"><text:span text:style-name="Code2"><text:span text:style-name="T7">Header</text:span></text:span></text:a><text:span text:style-name="Default_20_Paragraph_20_Font"><text:span text:style-name="T14"> annotations.</text:span></text:span></text:p>
            </table:table-cell>
            <table:table-cell table:style-name="Table20.C2" office:value-type="string">
              <text:p text:style-name="P67"><text:span text:style-name="Page_20_Reference_20_Font"><text:span text:style-name="T12"><text:bookmark-ref text:reference-format="page" text:ref-name="r30">20</text:bookmark-ref></text:span></text:span></text:p>
            </table:table-cell>
          </table:table-row>
        </table:table>
        <text:p text:style-name="P90">Element Detail</text:p>
        <text:p text:style-name="P93"><text:bookmark text:name="r30"/>value</text:p>
        <text:p text:style-name="P32"><text:span text:style-name="Code2">public abstract </text:span><text:a xlink:type="simple" xlink:href="#r29" text:style-name="Internet_20_link" text:visited-style-name="Visited_20_Internet_20_Link"><text:span text:style-name="Code2"><text:span text:style-name="T7">Header</text:span></text:span></text:a><text:span text:style-name="Code2">[] </text:span><text:span text:style-name="Code2"><text:span text:style-name="T4">value</text:span></text:span></text:p>
        <text:p text:style-name="P50"><text:span text:style-name="T16">Repeated </text:span><text:a xlink:type="simple" xlink:href="#r29" text:style-name="Internet_20_link" text:visited-style-name="Visited_20_Internet_20_Link"><text:span text:style-name="Code2"><text:span text:style-name="T7">Header</text:span></text:span></text:a><text:span text:style-name="Default_20_Paragraph_20_Font"><text:span text:style-name="T16"> annotations.</text:span></text:span></text:p>
        <text:p text:style-name="P86"><text:bookmark text:name="r38"/>Annotation Type Requirement</text:p>
        <text:p text:style-name="P60"><text:a xlink:type="simple" xlink:href="#r3" text:style-name="Internet_20_link" text:visited-style-name="Visited_20_Internet_20_Link"><text:span text:style-name="T9">org.osgi.annotation.bundle</text:span></text:a></text:p>
        <text:p text:style-name="P48"/>
        <text:p text:style-name="P62"><text:span text:style-name="Code_20_Small1">@Documented<text:line-break/>@Retention(value=RetentionPolicy.CLASS)<text:line-break/>@Target(value={<text:line-break/>  ElementType.ANNOTATION_TYPE,<text:line-break/>  ElementType.TYPE,<text:line-break/>  ElementType.PACKAGE<text:line-break/>})<text:line-break/>@Repeatable(value=</text:span><text:a xlink:type="simple" xlink:href="#r50" text:style-name="Internet_20_link" text:visited-style-name="Visited_20_Internet_20_Link"><text:span text:style-name="Code_20_Small1"><text:span text:style-name="T7">Requirements.class</text:span></text:span></text:a><text:span text:style-name="Code_20_Small1">)<text:line-break/></text:span><text:span text:style-name="Code2">public @interface </text:span><text:span text:style-name="Code2"><text:span text:style-name="T4">Requirement</text:span></text:span></text:p>
        <text:p text:style-name="P57">Define a requirement for a bundle.</text:p>
        <text:p text:style-name="P57">For example:</text:p>
        <text:p text:style-name="P58"> @Requirement(namespace=ExtenderNamespace.EXTENDER_NAMESPACE,<text:line-break/>              name="osgi.component", filter="(version&gt;=1.3.0)")</text:p>
        <text:p text:style-name="P28">This annotation is not retained at runtime. It is for use by tools to generate bundle manifests or otherwise process the a package.</text:p>
        <text:p text:style-name="P6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64"><text:span text:style-name="Summary_20_Heading_20_Font2"><text:span text:style-name="T12">Nested Class Summary</text:span></text:span></text:p>
            </table:table-cell>
            <table:covered-table-cell/>
            <table:table-cell table:style-name="Table22.A1" office:value-type="string">
              <text:p text:style-name="P65"><text:span text:style-name="Page_20_Reference_20_Font"><text:span text:style-name="T13">Page</text:span></text:span></text:p>
            </table:table-cell>
          </table:table-row>
          <table:table-row table:style-name="Table22.1">
            <table:table-cell table:style-name="Table22.A2" office:value-type="string">
              <text:p text:style-name="P68"><text:span text:style-name="Code_20_Small1"><text:span text:style-name="T12">static enum</text:span></text:span></text:p>
            </table:table-cell>
            <table:table-cell table:style-name="Table22.A2" office:value-type="string">
              <text:p text:style-name="P70"><text:a xlink:type="simple" xlink:href="#r43" text:style-name="Internet_20_link" text:visited-style-name="Visited_20_Internet_20_Link"><text:span text:style-name="Code2"><text:span text:style-name="T8">Requirement.Cardinality</text:span></text:span></text:a></text:p>
              <text:p text:style-name="P72">Cardinality for this requirement.</text:p>
            </table:table-cell>
            <table:table-cell table:style-name="Table22.C2" office:value-type="string">
              <text:p text:style-name="P67"><text:span text:style-name="Page_20_Reference_20_Font"><text:span text:style-name="T12"><text:bookmark-ref text:reference-format="page" text:ref-name="r43">24</text:bookmark-ref></text:span></text:span></text:p>
            </table:table-cell>
          </table:table-row>
          <table:table-row table:style-name="Table22.1">
            <table:table-cell table:style-name="Table22.A3" office:value-type="string">
              <text:p text:style-name="P68"><text:span text:style-name="Code_20_Small1"><text:span text:style-name="T12">static enum</text:span></text:span></text:p>
            </table:table-cell>
            <table:table-cell table:style-name="Table22.A3" office:value-type="string">
              <text:p text:style-name="P70"><text:a xlink:type="simple" xlink:href="#r48" text:style-name="Internet_20_link" text:visited-style-name="Visited_20_Internet_20_Link"><text:span text:style-name="Code2"><text:span text:style-name="T8">Requirement.Resolution</text:span></text:span></text:a></text:p>
              <text:p text:style-name="P72">Resolution for this requirement.</text:p>
            </table:table-cell>
            <table:table-cell table:style-name="Table22.C3" office:value-type="string">
              <text:p text:style-name="P67"><text:span text:style-name="Page_20_Reference_20_Font"><text:span text:style-name="T12"><text:bookmark-ref text:reference-format="page" text:ref-name="r48">26</text:bookmark-ref></text:span></text:span></text:p>
            </table:table-cell>
          </table:table-row>
        </table:table>
        <text:p text:style-name="P2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64"><text:span text:style-name="Summary_20_Heading_20_Font2"><text:span text:style-name="T12">Required Element Summary</text:span></text:span></text:p>
            </table:table-cell>
            <table:covered-table-cell/>
            <table:table-cell table:style-name="Table23.A1" office:value-type="string">
              <text:p text:style-name="P65"><text:span text:style-name="Page_20_Reference_20_Font"><text:span text:style-name="T13">Page</text:span></text:span></text:p>
            </table:table-cell>
          </table:table-row>
          <table:table-row table:style-name="Table23.1">
            <table:table-cell table:style-name="Table23.A2" office:value-type="string">
              <text:p text:style-name="P66"><text:a xlink:type="simple" xlink:href="#r43" text:style-name="Internet_20_link" text:visited-style-name="Visited_20_Internet_20_Link"><text:span text:style-name="Code_20_Small1"><text:span text:style-name="T7">Requirement.Cardinality</text:span></text:span></text:a></text:p>
            </table:table-cell>
            <table:table-cell table:style-name="Table23.A2" office:value-type="string">
              <text:p text:style-name="P70"><text:a xlink:type="simple" xlink:href="#r36" text:style-name="Internet_20_link" text:visited-style-name="Visited_20_Internet_20_Link"><text:span text:style-name="Code2"><text:span text:style-name="T8">cardinality</text:span></text:span></text:a></text:p>
              <text:p text:style-name="P72">The cardinality of this requirement.</text:p>
            </table:table-cell>
            <table:table-cell table:style-name="Table23.C2" office:value-type="string">
              <text:p text:style-name="P67"><text:span text:style-name="Page_20_Reference_20_Font"><text:span text:style-name="T12"><text:bookmark-ref text:reference-format="page" text:ref-name="r36">22</text:bookmark-ref></text:span></text:span></text:p>
            </table:table-cell>
          </table:table-row>
          <table:table-row table:style-name="Table23.1">
            <table:table-cell table:style-name="Table23.A3" office:value-type="string">
              <text:p text:style-name="P68"><text:span text:style-name="Code_20_Small1"><text:span text:style-name="T12">String</text:span></text:span></text:p>
            </table:table-cell>
            <table:table-cell table:style-name="Table23.A3" office:value-type="string">
              <text:p text:style-name="P70"><text:a xlink:type="simple" xlink:href="#r35" text:style-name="Internet_20_link" text:visited-style-name="Visited_20_Internet_20_Link"><text:span text:style-name="Code2"><text:span text:style-name="T8">effective</text:span></text:span></text:a></text:p>
              <text:p text:style-name="P72">The effective time of this requirement.</text:p>
            </table:table-cell>
            <table:table-cell table:style-name="Table23.C3" office:value-type="string">
              <text:p text:style-name="P67"><text:span text:style-name="Page_20_Reference_20_Font"><text:span text:style-name="T12"><text:bookmark-ref text:reference-format="page" text:ref-name="r35">22</text:bookmark-ref></text:span></text:span></text:p>
            </table:table-cell>
          </table:table-row>
          <table:table-row table:style-name="Table23.1">
            <table:table-cell table:style-name="Table23.A3" office:value-type="string">
              <text:p text:style-name="P68"><text:span text:style-name="Code_20_Small1"><text:span text:style-name="T12">String</text:span></text:span></text:p>
            </table:table-cell>
            <table:table-cell table:style-name="Table23.A3" office:value-type="string">
              <text:p text:style-name="P70"><text:a xlink:type="simple" xlink:href="#r34" text:style-name="Internet_20_link" text:visited-style-name="Visited_20_Internet_20_Link"><text:span text:style-name="Code2"><text:span text:style-name="T8">filter</text:span></text:span></text:a></text:p>
              <text:p text:style-name="P72">The filter expression of this requirement, if any.</text:p>
            </table:table-cell>
            <table:table-cell table:style-name="Table23.C3" office:value-type="string">
              <text:p text:style-name="P67"><text:span text:style-name="Page_20_Reference_20_Font"><text:span text:style-name="T12"><text:bookmark-ref text:reference-format="page" text:ref-name="r34">22</text:bookmark-ref></text:span></text:span></text:p>
            </table:table-cell>
          </table:table-row>
          <table:table-row table:style-name="Table23.1">
            <table:table-cell table:style-name="Table23.A3" office:value-type="string">
              <text:p text:style-name="P68"><text:span text:style-name="Code_20_Small1"><text:span text:style-name="T12">String</text:span></text:span></text:p>
            </table:table-cell>
            <table:table-cell table:style-name="Table23.A3" office:value-type="string">
              <text:p text:style-name="P70"><text:a xlink:type="simple" xlink:href="#r33" text:style-name="Internet_20_link" text:visited-style-name="Visited_20_Internet_20_Link"><text:span text:style-name="Code2"><text:span text:style-name="T8">name</text:span></text:span></text:a></text:p>
              <text:p text:style-name="P72">The name of this requirement within the namespace.</text:p>
            </table:table-cell>
            <table:table-cell table:style-name="Table23.C3" office:value-type="string">
              <text:p text:style-name="P67"><text:span text:style-name="Page_20_Reference_20_Font"><text:span text:style-name="T12"><text:bookmark-ref text:reference-format="page" text:ref-name="r33">21</text:bookmark-ref></text:span></text:span></text:p>
            </table:table-cell>
          </table:table-row>
          <table:table-row table:style-name="Table23.1">
            <table:table-cell table:style-name="Table23.A3" office:value-type="string">
              <text:p text:style-name="P68"><text:span text:style-name="Code_20_Small1"><text:span text:style-name="T12">String</text:span></text:span></text:p>
            </table:table-cell>
            <table:table-cell table:style-name="Table23.A3" office:value-type="string">
              <text:p text:style-name="P70"><text:a xlink:type="simple" xlink:href="#r32" text:style-name="Internet_20_link" text:visited-style-name="Visited_20_Internet_20_Link"><text:span text:style-name="Code2"><text:span text:style-name="T8">namespace</text:span></text:span></text:a></text:p>
              <text:p text:style-name="P72">The namespace of this requirement.</text:p>
            </table:table-cell>
            <table:table-cell table:style-name="Table23.C3" office:value-type="string">
              <text:p text:style-name="P67"><text:span text:style-name="Page_20_Reference_20_Font"><text:span text:style-name="T12"><text:bookmark-ref text:reference-format="page" text:ref-name="r32">21</text:bookmark-ref></text:span></text:span></text:p>
            </table:table-cell>
          </table:table-row>
          <table:table-row table:style-name="Table23.1">
            <table:table-cell table:style-name="Table23.A3" office:value-type="string">
              <text:p text:style-name="P66"><text:a xlink:type="simple" xlink:href="#r48" text:style-name="Internet_20_link" text:visited-style-name="Visited_20_Internet_20_Link"><text:span text:style-name="Code_20_Small1"><text:span text:style-name="T7">Requirement.Resolution</text:span></text:span></text:a></text:p>
            </table:table-cell>
            <table:table-cell table:style-name="Table23.A3" office:value-type="string">
              <text:p text:style-name="P70"><text:a xlink:type="simple" xlink:href="#r37" text:style-name="Internet_20_link" text:visited-style-name="Visited_20_Internet_20_Link"><text:span text:style-name="Code2"><text:span text:style-name="T8">resolution</text:span></text:span></text:a></text:p>
              <text:p text:style-name="P72">The resolution policy of this requirement.</text:p>
            </table:table-cell>
            <table:table-cell table:style-name="Table23.C3" office:value-type="string">
              <text:p text:style-name="P67"><text:span text:style-name="Page_20_Reference_20_Font"><text:span text:style-name="T12"><text:bookmark-ref text:reference-format="page" text:ref-name="r37">22</text:bookmark-ref></text:span></text:span></text:p>
            </table:table-cell>
          </table:table-row>
        </table:table>
        <text:p text:style-name="P90">Element Detail</text:p>
        <text:p text:style-name="P93"><text:bookmark text:name="r32"/>namespace</text:p>
        <text:p text:style-name="P32"><text:span text:style-name="Code2">public abstract String </text:span><text:span text:style-name="Code2"><text:span text:style-name="T4">namespace</text:span></text:span></text:p>
        <text:p text:style-name="P51">The namespace of this requirement.</text:p>
        <text:p text:style-name="P73"/>
        <text:p text:style-name="P92"><text:bookmark text:name="r33"/>name</text:p>
        <text:p text:style-name="P32"><text:span text:style-name="Code2">public abstract String </text:span><text:span text:style-name="Code2"><text:span text:style-name="T4">name</text:span></text:span></text:p>
        <text:p text:style-name="P52"><text:soft-page-break/>The name of this requirement within the namespace.</text:p>
        <text:p text:style-name="P50"><text:span text:style-name="T16">If specified, adds an expression, using the </text:span><text:span text:style-name="Code2">&amp;</text:span><text:span text:style-name="Default_20_Paragraph_20_Font"><text:span text:style-name="T16"> operator with any specified </text:span></text:span><text:a xlink:type="simple" xlink:href="#r34" text:style-name="Internet_20_link" text:visited-style-name="Visited_20_Internet_20_Link"><text:span text:style-name="Code2"><text:span text:style-name="T7">filter()</text:span></text:span></text:a><text:span text:style-name="Default_20_Paragraph_20_Font"><text:span text:style-name="T16">, to the requirement's filter to test that an attribute with the name of the namespace is equal to the value of the specified name.</text:span></text:span></text:p>
        <text:p text:style-name="P54">Default:</text:p>
        <text:p text:style-name="P74">""</text:p>
        <text:p text:style-name="P76"/>
        <text:p text:style-name="P92"><text:bookmark text:name="r34"/>filter</text:p>
        <text:p text:style-name="P32"><text:span text:style-name="Code2">public abstract String </text:span><text:span text:style-name="Code2"><text:span text:style-name="T4">filter</text:span></text:span></text:p>
        <text:p text:style-name="P51">The filter expression of this requirement, if any.</text:p>
        <text:p text:style-name="P54">Default:</text:p>
        <text:p text:style-name="P74">""</text:p>
        <text:p text:style-name="P76"/>
        <text:p text:style-name="P92"><text:bookmark text:name="r35"/>effective</text:p>
        <text:p text:style-name="P32"><text:span text:style-name="Code2">public abstract String </text:span><text:span text:style-name="Code2"><text:span text:style-name="T4">effective</text:span></text:span></text:p>
        <text:p text:style-name="P52">The effective time of this requirement.</text:p>
        <text:p text:style-name="P52">Specifies the time the requirement is available. The OSGi framework resolver only considers requirement without an effective directive or effective:=resolve. Requirements with other values for the effective directive can be considered by an external agent.</text:p>
        <text:p text:style-name="P50"><text:span text:style-name="T16">If not specified, the </text:span><text:span text:style-name="Code2">effective</text:span><text:span text:style-name="Default_20_Paragraph_20_Font"><text:span text:style-name="T16"> directive is omitted from the requirement clause.</text:span></text:span></text:p>
        <text:p text:style-name="P54">Default:</text:p>
        <text:p text:style-name="P74">"resolve"</text:p>
        <text:p text:style-name="P76"/>
        <text:p text:style-name="P92"><text:bookmark text:name="r36"/>cardinality</text:p>
        <text:p text:style-name="P32"><text:span text:style-name="Code2">public abstract </text:span><text:a xlink:type="simple" xlink:href="#r43" text:style-name="Internet_20_link" text:visited-style-name="Visited_20_Internet_20_Link"><text:span text:style-name="Code2"><text:span text:style-name="T7">Requirement.Cardinality</text:span></text:span></text:a><text:span text:style-name="Code2"> </text:span><text:span text:style-name="Code2"><text:span text:style-name="T4">cardinality</text:span></text:span></text:p>
        <text:p text:style-name="P52">The cardinality of this requirement.</text:p>
        <text:p text:style-name="P52">Indicates if this requirement can be wired a single time or multiple times.</text:p>
        <text:p text:style-name="P50"><text:span text:style-name="T16">If not specified, the </text:span><text:span text:style-name="Code2">cardinality</text:span><text:span text:style-name="Default_20_Paragraph_20_Font"><text:span text:style-name="T16"> directive is omitted from the requirement clause.</text:span></text:span></text:p>
        <text:p text:style-name="P54">Default:</text:p>
        <text:p text:style-name="P75"><text:a xlink:type="simple" xlink:href="#r39" text:style-name="Internet_20_link" text:visited-style-name="Visited_20_Internet_20_Link"><text:span text:style-name="T6">Requirement.Cardinality.SINGLE</text:span></text:a></text:p>
        <text:p text:style-name="P76"/>
        <text:p text:style-name="P92"><text:bookmark text:name="r37"/>resolution</text:p>
        <text:p text:style-name="P32"><text:span text:style-name="Code2">public abstract </text:span><text:a xlink:type="simple" xlink:href="#r48" text:style-name="Internet_20_link" text:visited-style-name="Visited_20_Internet_20_Link"><text:span text:style-name="Code2"><text:span text:style-name="T7">Requirement.Resolution</text:span></text:span></text:a><text:span text:style-name="Code2"> </text:span><text:span text:style-name="Code2"><text:span text:style-name="T4">resolution</text:span></text:span></text:p>
        <text:p text:style-name="P52">The resolution policy of this requirement.</text:p>
        <text:p text:style-name="P52">A mandatory requirement forbids the bundle to resolve when this requirement is not satisfied; an optional requirement allows a bundle to resolve even if this requirement is not satisfied.</text:p>
        <text:p text:style-name="P50"><text:span text:style-name="T16">If not specified, the </text:span><text:span text:style-name="Code2">resolution</text:span><text:span text:style-name="Default_20_Paragraph_20_Font"><text:span text:style-name="T16"> directive is omitted from the requirement clause.</text:span></text:span></text:p>
        <text:p text:style-name="P54"><text:soft-page-break/>Default:</text:p>
        <text:p text:style-name="P75"><text:a xlink:type="simple" xlink:href="#r44" text:style-name="Internet_20_link" text:visited-style-name="Visited_20_Internet_20_Link"><text:span text:style-name="T6">Requirement.Resolution.MANDATORY</text:span></text:a></text:p>
        <text:p text:style-name="P87"><text:bookmark text:name="r43"/>Enum Requirement.Cardinality</text:p>
        <text:p text:style-name="P60"><text:a xlink:type="simple" xlink:href="#r3" text:style-name="Internet_20_link" text:visited-style-name="Visited_20_Internet_20_Link"><text:span text:style-name="T9">org.osgi.annotation.bundle</text:span></text:a></text:p>
        <text:p text:style-name="P49"><text:span text:style-name="Code2">java.lang.Object</text:span></text:p>
        <text:p text:style-name="P61"><text:span text:style-name="Code2">  </text:span><text:span text:style-name="Code2"><draw:frame draw:style-name="fr3" draw:name="graphics4" text:anchor-type="as-char" svg:width="0.1563in" svg:height="0.1457in" draw:z-index="11"><draw:image xlink:href="Pictures/100002000000000F0000000E443DCD33.png" xlink:type="simple" xlink:show="embed" xlink:actuate="onLoad"/></draw:frame></text:span><text:span text:style-name="Code2">java.lang.Enum&lt;</text:span><text:a xlink:type="simple" xlink:href="#r43" text:style-name="Internet_20_link" text:visited-style-name="Visited_20_Internet_20_Link"><text:span text:style-name="Code2"><text:span text:style-name="T7">Requirement.Cardinality</text:span></text:span></text:a><text:span text:style-name="Code2">&gt;</text:span></text:p>
        <text:p text:style-name="P30"><text:span text:style-name="Code2">      </text:span><text:span text:style-name="Code2"><draw:frame draw:style-name="fr3" draw:name="graphics5" text:anchor-type="as-char" svg:width="0.1563in" svg:height="0.1457in" draw:z-index="12"><draw:image xlink:href="Pictures/100002000000000F0000000E443DCD33.png" xlink:type="simple" xlink:show="embed" xlink:actuate="onLoad"/></draw:frame></text:span><text:span text:style-name="Code2"><text:span text:style-name="T4">org.osgi.annotation.bundle.Requirement.Cardinality</text:span></text:span></text:p>
        <text:p text:style-name="P94">All Implemented Interfaces:</text:p>
        <text:p text:style-name="P55"><text:span text:style-name="T16">Comparable&lt;</text:span><text:a xlink:type="simple" xlink:href="#r43" text:style-name="Internet_20_link" text:visited-style-name="Visited_20_Internet_20_Link"><text:span text:style-name="T6">Requirement.Cardinality</text:span></text:a><text:span text:style-name="Default_20_Paragraph_20_Font"><text:span text:style-name="T16">&gt;, Serializable</text:span></text:span></text:p>
        <text:p text:style-name="P94">Enclosing class:</text:p>
        <text:p text:style-name="P55"><text:a xlink:type="simple" xlink:href="#r38" text:style-name="Internet_20_link" text:visited-style-name="Visited_20_Internet_20_Link"><text:span text:style-name="T6">Requirement</text:span></text:a></text:p>
        <text:p text:style-name="P48"/>
        <text:p text:style-name="P77"><text:span text:style-name="Code2">public static enum </text:span><text:span text:style-name="Code2"><text:span text:style-name="T4">Requirement.Cardinality</text:span></text:span></text:p>
        <text:p text:style-name="P32"><text:span text:style-name="Code2">extends Enum&lt;</text:span><text:a xlink:type="simple" xlink:href="#r43" text:style-name="Internet_20_link" text:visited-style-name="Visited_20_Internet_20_Link"><text:span text:style-name="Code2"><text:span text:style-name="T7">Requirement.Cardinality</text:span></text:span></text:a><text:span text:style-name="Code2">&gt;</text:span></text:p>
        <text:p text:style-name="P28">Cardinality for this requirement.</text:p>
        <text:p text:style-name="P63"/>
        <table:table table:name="Table25" table:style-name="Table25">
          <table:table-column table:style-name="Table25.A"/>
          <table:table-column table:style-name="Table25.B"/>
          <table:table-row table:style-name="Table25.1">
            <table:table-cell table:style-name="Table25.A1" office:value-type="string">
              <text:p text:style-name="P64"><text:span text:style-name="Summary_20_Heading_20_Font2"><text:span text:style-name="T12">Enum Constant Summary</text:span></text:span></text:p>
            </table:table-cell>
            <table:table-cell table:style-name="Table25.A1" office:value-type="string">
              <text:p text:style-name="P65"><text:span text:style-name="Page_20_Reference_20_Font"><text:span text:style-name="T13">Page</text:span></text:span></text:p>
            </table:table-cell>
          </table:table-row>
          <table:table-row table:style-name="Table25.1">
            <table:table-cell table:style-name="Table25.A2" office:value-type="string">
              <text:p text:style-name="P70"><text:a xlink:type="simple" xlink:href="#r40" text:style-name="Internet_20_link" text:visited-style-name="Visited_20_Internet_20_Link"><text:span text:style-name="Code2"><text:span text:style-name="T8">MULTIPLE</text:span></text:span></text:a></text:p>
              <text:p text:style-name="P72">Indicates if the requirement can be wired multiple times.</text:p>
            </table:table-cell>
            <table:table-cell table:style-name="Table25.B2" office:value-type="string">
              <text:p text:style-name="P67"><text:span text:style-name="Page_20_Reference_20_Font"><text:span text:style-name="T12"><text:bookmark-ref text:reference-format="page" text:ref-name="r40">24</text:bookmark-ref></text:span></text:span></text:p>
            </table:table-cell>
          </table:table-row>
          <table:table-row table:style-name="Table25.1">
            <table:table-cell table:style-name="Table25.A3" office:value-type="string">
              <text:p text:style-name="P70"><text:a xlink:type="simple" xlink:href="#r39" text:style-name="Internet_20_link" text:visited-style-name="Visited_20_Internet_20_Link"><text:span text:style-name="Code2"><text:span text:style-name="T8">SINGLE</text:span></text:span></text:a></text:p>
              <text:p text:style-name="P72">Indicates if the requirement can only be wired a single time.</text:p>
            </table:table-cell>
            <table:table-cell table:style-name="Table25.B3" office:value-type="string">
              <text:p text:style-name="P67"><text:span text:style-name="Page_20_Reference_20_Font"><text:span text:style-name="T12"><text:bookmark-ref text:reference-format="page" text:ref-name="r39">24</text:bookmark-ref></text:span></text:span></text:p>
            </table:table-cell>
          </table:table-row>
        </table:table>
        <text:p text:style-name="P2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4"><text:span text:style-name="Summary_20_Heading_20_Font2"><text:span text:style-name="T12">Method Summary</text:span></text:span></text:p>
            </table:table-cell>
            <table:covered-table-cell/>
            <table:table-cell table:style-name="Table26.A1" office:value-type="string">
              <text:p text:style-name="P65"><text:span text:style-name="Page_20_Reference_20_Font"><text:span text:style-name="T13">Page</text:span></text:span></text:p>
            </table:table-cell>
          </table:table-row>
          <table:table-row table:style-name="Table26.1">
            <table:table-cell table:style-name="Table26.A2" office:value-type="string">
              <text:p text:style-name="P66"><text:span text:style-name="Code_20_Small1"><text:span text:style-name="T12">static </text:span></text:span><text:a xlink:type="simple" xlink:href="#r43" text:style-name="Internet_20_link" text:visited-style-name="Visited_20_Internet_20_Link"><text:span text:style-name="Code_20_Small1"><text:span text:style-name="T7">Requirement.Cardinality</text:span></text:span></text:a></text:p>
            </table:table-cell>
            <table:table-cell table:style-name="Table26.A2" office:value-type="string">
              <text:p text:style-name="P69"><text:a xlink:type="simple" xlink:href="#r42" text:style-name="Internet_20_link" text:visited-style-name="Visited_20_Internet_20_Link"><text:span text:style-name="Code2"><text:span text:style-name="T8">valueOf</text:span></text:span></text:a><text:span text:style-name="Code2"><text:span text:style-name="T12">(String name)</text:span></text:span></text:p>
            </table:table-cell>
            <table:table-cell table:style-name="Table26.C2" office:value-type="string">
              <text:p text:style-name="P67"><text:span text:style-name="Page_20_Reference_20_Font"><text:span text:style-name="T12"><text:bookmark-ref text:reference-format="page" text:ref-name="r42">25</text:bookmark-ref></text:span></text:span></text:p>
            </table:table-cell>
          </table:table-row>
          <table:table-row table:style-name="Table26.1">
            <table:table-cell table:style-name="Table26.A3" office:value-type="string">
              <text:p text:style-name="P66"><text:span text:style-name="Code_20_Small1"><text:span text:style-name="T12">static </text:span></text:span><text:a xlink:type="simple" xlink:href="#r43" text:style-name="Internet_20_link" text:visited-style-name="Visited_20_Internet_20_Link"><text:span text:style-name="Code_20_Small1"><text:span text:style-name="T7">Requirement.Cardinality</text:span></text:span></text:a><text:span text:style-name="Code_20_Small1"><text:span text:style-name="T12">[]</text:span></text:span></text:p>
            </table:table-cell>
            <table:table-cell table:style-name="Table26.A3" office:value-type="string">
              <text:p text:style-name="P69"><text:a xlink:type="simple" xlink:href="#r41" text:style-name="Internet_20_link" text:visited-style-name="Visited_20_Internet_20_Link"><text:span text:style-name="Code2"><text:span text:style-name="T8">values</text:span></text:span></text:a><text:span text:style-name="Code2"><text:span text:style-name="T12">()</text:span></text:span></text:p>
            </table:table-cell>
            <table:table-cell table:style-name="Table26.C3" office:value-type="string">
              <text:p text:style-name="P67"><text:span text:style-name="Page_20_Reference_20_Font"><text:span text:style-name="T12"><text:bookmark-ref text:reference-format="page" text:ref-name="r41">24</text:bookmark-ref></text:span></text:span></text:p>
            </table:table-cell>
          </table:table-row>
        </table:table>
        <text:p text:style-name="P90">Enum Constant Detail</text:p>
        <text:p text:style-name="P93"><text:bookmark text:name="r39"/>SINGLE</text:p>
        <text:p text:style-name="P32"><text:span text:style-name="Code2">public static final </text:span><text:a xlink:type="simple" xlink:href="#r43" text:style-name="Internet_20_link" text:visited-style-name="Visited_20_Internet_20_Link"><text:span text:style-name="Code2"><text:span text:style-name="T7">Requirement.Cardinality</text:span></text:span></text:a><text:span text:style-name="Code2"> </text:span><text:span text:style-name="Code2"><text:span text:style-name="T4">SINGLE</text:span></text:span></text:p>
        <text:p text:style-name="P51">Indicates if the requirement can only be wired a single time.</text:p>
        <text:p text:style-name="P73"/>
        <text:p text:style-name="P92"><text:bookmark text:name="r40"/>MULTIPLE</text:p>
        <text:p text:style-name="P32"><text:span text:style-name="Code2">public static final </text:span><text:a xlink:type="simple" xlink:href="#r43" text:style-name="Internet_20_link" text:visited-style-name="Visited_20_Internet_20_Link"><text:span text:style-name="Code2"><text:span text:style-name="T7">Requirement.Cardinality</text:span></text:span></text:a><text:span text:style-name="Code2"> </text:span><text:span text:style-name="Code2"><text:span text:style-name="T4">MULTIPLE</text:span></text:span></text:p>
        <text:p text:style-name="P51">Indicates if the requirement can be wired multiple times.</text:p>
        <text:p text:style-name="P91">Method Detail</text:p>
        <text:p text:style-name="P93"><text:bookmark text:name="r41"/>values</text:p>
        <text:p text:style-name="P32"><text:span text:style-name="Code2">public static </text:span><text:a xlink:type="simple" xlink:href="#r43" text:style-name="Internet_20_link" text:visited-style-name="Visited_20_Internet_20_Link"><text:span text:style-name="Code2"><text:span text:style-name="T7">Requirement.Cardinality</text:span></text:span></text:a><text:span text:style-name="Code2">[] </text:span><text:span text:style-name="Code2"><text:span text:style-name="T4">values</text:span></text:span><text:span text:style-name="Code2">()</text:span></text:p>
        <text:p text:style-name="P73"><text:soft-page-break/></text:p>
        <text:p text:style-name="P92"><text:bookmark text:name="r42"/>valueOf</text:p>
        <text:p text:style-name="P32"><text:span text:style-name="Code2">public static </text:span><text:a xlink:type="simple" xlink:href="#r43" text:style-name="Internet_20_link" text:visited-style-name="Visited_20_Internet_20_Link"><text:span text:style-name="Code2"><text:span text:style-name="T7">Requirement.Cardinality</text:span></text:span></text:a><text:span text:style-name="Code2"> </text:span><text:span text:style-name="Code2"><text:span text:style-name="T4">valueOf</text:span></text:span><text:span text:style-name="Code2">(String name)</text:span></text:p>
        <text:p text:style-name="P88"><text:bookmark text:name="r48"/>Enum Requirement.Resolution</text:p>
        <text:p text:style-name="P60"><text:a xlink:type="simple" xlink:href="#r3" text:style-name="Internet_20_link" text:visited-style-name="Visited_20_Internet_20_Link"><text:span text:style-name="T9">org.osgi.annotation.bundle</text:span></text:a></text:p>
        <text:p text:style-name="P49"><text:span text:style-name="Code2">java.lang.Object</text:span></text:p>
        <text:p text:style-name="P61"><text:span text:style-name="Code2">  </text:span><text:span text:style-name="Code2"><draw:frame draw:style-name="fr3" draw:name="graphics6" text:anchor-type="as-char" svg:width="0.1563in" svg:height="0.1457in" draw:z-index="13"><draw:image xlink:href="Pictures/100002000000000F0000000E443DCD33.png" xlink:type="simple" xlink:show="embed" xlink:actuate="onLoad"/></draw:frame></text:span><text:span text:style-name="Code2">java.lang.Enum&lt;</text:span><text:a xlink:type="simple" xlink:href="#r48" text:style-name="Internet_20_link" text:visited-style-name="Visited_20_Internet_20_Link"><text:span text:style-name="Code2"><text:span text:style-name="T7">Requirement.Resolution</text:span></text:span></text:a><text:span text:style-name="Code2">&gt;</text:span></text:p>
        <text:p text:style-name="P30"><text:span text:style-name="Code2">      </text:span><text:span text:style-name="Code2"><draw:frame draw:style-name="fr3" draw:name="graphics7" text:anchor-type="as-char" svg:width="0.1563in" svg:height="0.1457in" draw:z-index="14"><draw:image xlink:href="Pictures/100002000000000F0000000E443DCD33.png" xlink:type="simple" xlink:show="embed" xlink:actuate="onLoad"/></draw:frame></text:span><text:span text:style-name="Code2"><text:span text:style-name="T4">org.osgi.annotation.bundle.Requirement.Resolution</text:span></text:span></text:p>
        <text:p text:style-name="P94">All Implemented Interfaces:</text:p>
        <text:p text:style-name="P55"><text:span text:style-name="T16">Comparable&lt;</text:span><text:a xlink:type="simple" xlink:href="#r48" text:style-name="Internet_20_link" text:visited-style-name="Visited_20_Internet_20_Link"><text:span text:style-name="T6">Requirement.Resolution</text:span></text:a><text:span text:style-name="Default_20_Paragraph_20_Font"><text:span text:style-name="T16">&gt;, Serializable</text:span></text:span></text:p>
        <text:p text:style-name="P94">Enclosing class:</text:p>
        <text:p text:style-name="P55"><text:a xlink:type="simple" xlink:href="#r38" text:style-name="Internet_20_link" text:visited-style-name="Visited_20_Internet_20_Link"><text:span text:style-name="T6">Requirement</text:span></text:a></text:p>
        <text:p text:style-name="P48"/>
        <text:p text:style-name="P77"><text:span text:style-name="Code2">public static enum </text:span><text:span text:style-name="Code2"><text:span text:style-name="T4">Requirement.Resolution</text:span></text:span></text:p>
        <text:p text:style-name="P32"><text:span text:style-name="Code2">extends Enum&lt;</text:span><text:a xlink:type="simple" xlink:href="#r48" text:style-name="Internet_20_link" text:visited-style-name="Visited_20_Internet_20_Link"><text:span text:style-name="Code2"><text:span text:style-name="T7">Requirement.Resolution</text:span></text:span></text:a><text:span text:style-name="Code2">&gt;</text:span></text:p>
        <text:p text:style-name="P28">Resolution for this requirement.</text:p>
        <text:p text:style-name="P63"/>
        <table:table table:name="Table28" table:style-name="Table28">
          <table:table-column table:style-name="Table28.A"/>
          <table:table-column table:style-name="Table28.B"/>
          <table:table-row table:style-name="Table28.1">
            <table:table-cell table:style-name="Table28.A1" office:value-type="string">
              <text:p text:style-name="P64"><text:span text:style-name="Summary_20_Heading_20_Font2"><text:span text:style-name="T12">Enum Constant Summary</text:span></text:span></text:p>
            </table:table-cell>
            <table:table-cell table:style-name="Table28.A1" office:value-type="string">
              <text:p text:style-name="P65"><text:span text:style-name="Page_20_Reference_20_Font"><text:span text:style-name="T13">Page</text:span></text:span></text:p>
            </table:table-cell>
          </table:table-row>
          <table:table-row table:style-name="Table28.1">
            <table:table-cell table:style-name="Table28.A2" office:value-type="string">
              <text:p text:style-name="P70"><text:a xlink:type="simple" xlink:href="#r44" text:style-name="Internet_20_link" text:visited-style-name="Visited_20_Internet_20_Link"><text:span text:style-name="Code2"><text:span text:style-name="T8">MANDATORY</text:span></text:span></text:a></text:p>
              <text:p text:style-name="P72">A mandatory requirement forbids the bundle to resolve when the requirement is not satisfied.</text:p>
            </table:table-cell>
            <table:table-cell table:style-name="Table28.B2" office:value-type="string">
              <text:p text:style-name="P67"><text:span text:style-name="Page_20_Reference_20_Font"><text:span text:style-name="T12"><text:bookmark-ref text:reference-format="page" text:ref-name="r44">26</text:bookmark-ref></text:span></text:span></text:p>
            </table:table-cell>
          </table:table-row>
          <table:table-row table:style-name="Table28.1">
            <table:table-cell table:style-name="Table28.A3" office:value-type="string">
              <text:p text:style-name="P70"><text:a xlink:type="simple" xlink:href="#r45" text:style-name="Internet_20_link" text:visited-style-name="Visited_20_Internet_20_Link"><text:span text:style-name="Code2"><text:span text:style-name="T8">OPTIONAL</text:span></text:span></text:a></text:p>
              <text:p text:style-name="P72">An optional requirement allows a bundle to resolve even if the requirement is not satisfied.</text:p>
            </table:table-cell>
            <table:table-cell table:style-name="Table28.B3" office:value-type="string">
              <text:p text:style-name="P67"><text:span text:style-name="Page_20_Reference_20_Font"><text:span text:style-name="T12"><text:bookmark-ref text:reference-format="page" text:ref-name="r45">26</text:bookmark-ref></text:span></text:span></text:p>
            </table:table-cell>
          </table:table-row>
        </table:table>
        <text:p text:style-name="P27"/>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64"><text:span text:style-name="Summary_20_Heading_20_Font2"><text:span text:style-name="T12">Method Summary</text:span></text:span></text:p>
            </table:table-cell>
            <table:covered-table-cell/>
            <table:table-cell table:style-name="Table29.A1" office:value-type="string">
              <text:p text:style-name="P65"><text:span text:style-name="Page_20_Reference_20_Font"><text:span text:style-name="T13">Page</text:span></text:span></text:p>
            </table:table-cell>
          </table:table-row>
          <table:table-row table:style-name="Table29.1">
            <table:table-cell table:style-name="Table29.A2" office:value-type="string">
              <text:p text:style-name="P66"><text:span text:style-name="Code_20_Small1"><text:span text:style-name="T12">static </text:span></text:span><text:a xlink:type="simple" xlink:href="#r48" text:style-name="Internet_20_link" text:visited-style-name="Visited_20_Internet_20_Link"><text:span text:style-name="Code_20_Small1"><text:span text:style-name="T7">Requirement.Resolution</text:span></text:span></text:a></text:p>
            </table:table-cell>
            <table:table-cell table:style-name="Table29.A2" office:value-type="string">
              <text:p text:style-name="P69"><text:a xlink:type="simple" xlink:href="#r47" text:style-name="Internet_20_link" text:visited-style-name="Visited_20_Internet_20_Link"><text:span text:style-name="Code2"><text:span text:style-name="T8">valueOf</text:span></text:span></text:a><text:span text:style-name="Code2"><text:span text:style-name="T12">(String name)</text:span></text:span></text:p>
            </table:table-cell>
            <table:table-cell table:style-name="Table29.C2" office:value-type="string">
              <text:p text:style-name="P67"><text:span text:style-name="Page_20_Reference_20_Font"><text:span text:style-name="T12"><text:bookmark-ref text:reference-format="page" text:ref-name="r47">27</text:bookmark-ref></text:span></text:span></text:p>
            </table:table-cell>
          </table:table-row>
          <table:table-row table:style-name="Table29.1">
            <table:table-cell table:style-name="Table29.A3" office:value-type="string">
              <text:p text:style-name="P66"><text:span text:style-name="Code_20_Small1"><text:span text:style-name="T12">static </text:span></text:span><text:a xlink:type="simple" xlink:href="#r48" text:style-name="Internet_20_link" text:visited-style-name="Visited_20_Internet_20_Link"><text:span text:style-name="Code_20_Small1"><text:span text:style-name="T7">Requirement.Resolution</text:span></text:span></text:a><text:span text:style-name="Code_20_Small1"><text:span text:style-name="T12">[]</text:span></text:span></text:p>
            </table:table-cell>
            <table:table-cell table:style-name="Table29.A3" office:value-type="string">
              <text:p text:style-name="P69"><text:a xlink:type="simple" xlink:href="#r46" text:style-name="Internet_20_link" text:visited-style-name="Visited_20_Internet_20_Link"><text:span text:style-name="Code2"><text:span text:style-name="T8">values</text:span></text:span></text:a><text:span text:style-name="Code2"><text:span text:style-name="T12">()</text:span></text:span></text:p>
            </table:table-cell>
            <table:table-cell table:style-name="Table29.C3" office:value-type="string">
              <text:p text:style-name="P67"><text:span text:style-name="Page_20_Reference_20_Font"><text:span text:style-name="T12"><text:bookmark-ref text:reference-format="page" text:ref-name="r46">26</text:bookmark-ref></text:span></text:span></text:p>
            </table:table-cell>
          </table:table-row>
        </table:table>
        <text:p text:style-name="P90">Enum Constant Detail</text:p>
        <text:p text:style-name="P93"><text:bookmark text:name="r44"/>MANDATORY</text:p>
        <text:p text:style-name="P32"><text:span text:style-name="Code2">public static final </text:span><text:a xlink:type="simple" xlink:href="#r48" text:style-name="Internet_20_link" text:visited-style-name="Visited_20_Internet_20_Link"><text:span text:style-name="Code2"><text:span text:style-name="T7">Requirement.Resolution</text:span></text:span></text:a><text:span text:style-name="Code2"> </text:span><text:span text:style-name="Code2"><text:span text:style-name="T4">MANDATORY</text:span></text:span></text:p>
        <text:p text:style-name="P51">A mandatory requirement forbids the bundle to resolve when the requirement is not satisfied.</text:p>
        <text:p text:style-name="P73"/>
        <text:p text:style-name="P92"><text:bookmark text:name="r45"/>OPTIONAL</text:p>
        <text:p text:style-name="P32"><text:span text:style-name="Code2">public static final </text:span><text:a xlink:type="simple" xlink:href="#r48" text:style-name="Internet_20_link" text:visited-style-name="Visited_20_Internet_20_Link"><text:span text:style-name="Code2"><text:span text:style-name="T7">Requirement.Resolution</text:span></text:span></text:a><text:span text:style-name="Code2"> </text:span><text:span text:style-name="Code2"><text:span text:style-name="T4">OPTIONAL</text:span></text:span></text:p>
        <text:p text:style-name="P51">An optional requirement allows a bundle to resolve even if the requirement is not satisfied.</text:p>
        <text:p text:style-name="P91">Method Detail</text:p>
        <text:p text:style-name="P93"><text:bookmark text:name="r46"/>values</text:p>
        <text:p text:style-name="P32"><text:span text:style-name="Code2">public static </text:span><text:a xlink:type="simple" xlink:href="#r48" text:style-name="Internet_20_link" text:visited-style-name="Visited_20_Internet_20_Link"><text:span text:style-name="Code2"><text:span text:style-name="T7">Requirement.Resolution</text:span></text:span></text:a><text:span text:style-name="Code2">[] </text:span><text:span text:style-name="Code2"><text:span text:style-name="T4">values</text:span></text:span><text:span text:style-name="Code2">()</text:span></text:p>
        <text:p text:style-name="P73"><text:soft-page-break/></text:p>
        <text:p text:style-name="P92"><text:bookmark text:name="r47"/>valueOf</text:p>
        <text:p text:style-name="P32"><text:span text:style-name="Code2">public static </text:span><text:a xlink:type="simple" xlink:href="#r48" text:style-name="Internet_20_link" text:visited-style-name="Visited_20_Internet_20_Link"><text:span text:style-name="Code2"><text:span text:style-name="T7">Requirement.Resolution</text:span></text:span></text:a><text:span text:style-name="Code2"> </text:span><text:span text:style-name="Code2"><text:span text:style-name="T4">valueOf</text:span></text:span><text:span text:style-name="Code2">(String name)</text:span></text:p>
        <text:p text:style-name="P89"><text:bookmark text:name="r50"/>Annotation Type Requirements</text:p>
        <text:p text:style-name="P60"><text:a xlink:type="simple" xlink:href="#r3" text:style-name="Internet_20_link" text:visited-style-name="Visited_20_Internet_20_Link"><text:span text:style-name="T9">org.osgi.annotation.bundle</text:span></text:a></text:p>
        <text:p text:style-name="P48"/>
        <text:p text:style-name="P62"><text:span text:style-name="Code_20_Small1">@Documented<text:line-break/>@Retention(value=RetentionPolicy.CLASS)<text:line-break/>@Target(value={<text:line-break/>  ElementType.ANNOTATION_TYPE,<text:line-break/>  ElementType.TYPE,<text:line-break/>  ElementType.PACKAGE<text:line-break/>})<text:line-break/></text:span><text:span text:style-name="Code2">public @interface </text:span><text:span text:style-name="Code2"><text:span text:style-name="T4">Requirements</text:span></text:span></text:p>
        <text:p text:style-name="P29"><text:span text:style-name="T16">Container annotation for repeated </text:span><text:a xlink:type="simple" xlink:href="#r38" text:style-name="Internet_20_link" text:visited-style-name="Visited_20_Internet_20_Link"><text:span text:style-name="Code2"><text:span text:style-name="T7">Requirement</text:span></text:span></text:a><text:span text:style-name="Default_20_Paragraph_20_Font"><text:span text:style-name="T16"> annotations.</text:span></text:span></text:p>
        <text:p text:style-name="P6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64"><text:span text:style-name="Summary_20_Heading_20_Font2"><text:span text:style-name="T12">Required Element Summary</text:span></text:span></text:p>
            </table:table-cell>
            <table:covered-table-cell/>
            <table:table-cell table:style-name="Table31.A1" office:value-type="string">
              <text:p text:style-name="P65"><text:span text:style-name="Page_20_Reference_20_Font"><text:span text:style-name="T13">Page</text:span></text:span></text:p>
            </table:table-cell>
          </table:table-row>
          <table:table-row table:style-name="Table31.1">
            <table:table-cell table:style-name="Table31.A2" office:value-type="string">
              <text:p text:style-name="P66"><text:a xlink:type="simple" xlink:href="#r38" text:style-name="Internet_20_link" text:visited-style-name="Visited_20_Internet_20_Link"><text:span text:style-name="Code_20_Small1"><text:span text:style-name="T7">Requirement</text:span></text:span></text:a><text:span text:style-name="Code_20_Small1"><text:span text:style-name="T12">[]</text:span></text:span></text:p>
            </table:table-cell>
            <table:table-cell table:style-name="Table31.A2" office:value-type="string">
              <text:p text:style-name="P70"><text:a xlink:type="simple" xlink:href="#r49" text:style-name="Internet_20_link" text:visited-style-name="Visited_20_Internet_20_Link"><text:span text:style-name="Code2"><text:span text:style-name="T8">value</text:span></text:span></text:a></text:p>
              <text:p text:style-name="P71"><text:span text:style-name="T14">Repeated </text:span><text:a xlink:type="simple" xlink:href="#r38" text:style-name="Internet_20_link" text:visited-style-name="Visited_20_Internet_20_Link"><text:span text:style-name="Code2"><text:span text:style-name="T7">Requirement</text:span></text:span></text:a><text:span text:style-name="Default_20_Paragraph_20_Font"><text:span text:style-name="T14"> annotations.</text:span></text:span></text:p>
            </table:table-cell>
            <table:table-cell table:style-name="Table31.C2" office:value-type="string">
              <text:p text:style-name="P67"><text:span text:style-name="Page_20_Reference_20_Font"><text:span text:style-name="T12"><text:bookmark-ref text:reference-format="page" text:ref-name="r49">28</text:bookmark-ref></text:span></text:span></text:p>
            </table:table-cell>
          </table:table-row>
        </table:table>
        <text:p text:style-name="P90">Element Detail</text:p>
        <text:p text:style-name="P93"><text:bookmark text:name="r49"/>value</text:p>
        <text:p text:style-name="P32"><text:span text:style-name="Code2">public abstract </text:span><text:a xlink:type="simple" xlink:href="#r38" text:style-name="Internet_20_link" text:visited-style-name="Visited_20_Internet_20_Link"><text:span text:style-name="Code2"><text:span text:style-name="T7">Requirement</text:span></text:span></text:a><text:span text:style-name="Code2">[] </text:span><text:span text:style-name="Code2"><text:span text:style-name="T4">value</text:span></text:span></text:p>
        <text:p text:style-name="P50"><text:span text:style-name="T16">Repeated </text:span><text:a xlink:type="simple" xlink:href="#r38" text:style-name="Internet_20_link" text:visited-style-name="Visited_20_Internet_20_Link"><text:span text:style-name="Code2"><text:span text:style-name="T7">Requirement</text:span></text:span></text:a><text:span text:style-name="Default_20_Paragraph_20_Font"><text:span text:style-name="T16"> annotations.</text:span></text:span></text:p>
        <text:section text:style-name="Sect2" text:name="Section1">
          <text:p text:style-name="P78"><text:span text:style-name="T17">Java API documentation generated with </text:span><text:a xlink:type="simple" xlink:href="http://www.filigris.com/products/docflex_javadoc/#docflex-doclet" text:style-name="Internet_20_link" text:visited-style-name="Visited_20_Internet_20_Link"><text:span text:style-name="T10">DocFlex/Doclet</text:span></text:a><text:span text:style-name="Default_20_Paragraph_20_Font"><text:span text:style-name="T17"> v1.5.6</text:span></text:span></text:p>
          <text:p text:style-name="P29"><text:span text:style-name="T17">DocFlex/Doclet is both a multi-format Javadoc doclet and a free edition of </text:span><text:a xlink:type="simple" xlink:href="http://www.filigris.com/products/docflex_javadoc/" text:style-name="Internet_20_link" text:visited-style-name="Visited_20_Internet_20_Link"><text:span text:style-name="T10">DocFlex/Javadoc</text:span></text:a><text:span text:style-name="Default_20_Paragraph_20_Font"><text:span text:style-name="T17">.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10">www.docflex.com</text:span></text:span></text:a></text:p>
        </text:section>
      </text:section>
      <text:p text:style-name="P13"/>
      <text:h text:style-name="P98" text:outline-level="1">Considered Alternatives</text:h>
      <text:p text:style-name="P13">None at this time.</text:p>
      <text:h text:style-name="P98" text:outline-level="1">Security Considerations</text:h>
      <text:p text:style-name="P12">Description of all known vulnerabilities this may either introduce or address as well as scenarios of how the weaknesses could be circumvented.</text:p>
      <text:h text:style-name="P98" text:outline-level="1"><text:soft-page-break/>Document Support</text:h>
      <text:h text:style-name="P100" text:outline-level="2">References</text:h>
      <text:list xml:id="list3867902884088837643" text:style-name="WW8Num3">
        <text:list-item>
          <text:p text:style-name="P79"><text:bookmark-start text:name="_Ref493020620"/>Bradner, S., Key words for use in RFCs to Indicate Requirement Levels, RFC2119, March 1997.<text:bookmark-end text:name="_Ref493020620"/></text:p>
        </text:list-item>
        <text:list-item>
          <text:p text:style-name="P79">Software Requirements &amp; Specifications. Michael Jackson. ISBN 0-201-87712-0</text:p>
        </text:list-item>
      </text:list>
      <text:p text:style-name="P17"/>
      <text:p text:style-name="P13"/>
      <text:h text:style-name="P100"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BJ Hargrave</text:p>
          </table:table-cell>
        </table:table-row>
        <table:table-row table:style-name="Table2.1">
          <table:table-cell table:style-name="Table2.A1" office:value-type="string">
            <text:p text:style-name="P6">Company</text:p>
          </table:table-cell>
          <table:table-cell table:style-name="Table2.B1" office:value-type="string">
            <text:p text:style-name="P6">IBM</text:p>
          </table:table-cell>
        </table:table-row>
      </table:table>
      <text:p text:style-name="P13"/>
      <text:h text:style-name="P100" text:outline-level="2">Acronyms and Abbreviations</text:h>
      <text:p text:style-name="P13"/>
      <text:h text:style-name="P100"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4" style:family="table">
      <style:table-properties style:width="7.0896in" fo:break-before="auto" fo:break-after="auto" table:align="left" style:writing-mode="lr-tb"/>
    </style:style>
    <style:style style:name="Table24.A" style:family="table-column">
      <style:table-column-properties style:column-width="5.5354in"/>
    </style:style>
    <style:style style:name="Table24.B" style:family="table-column">
      <style:table-column-properties style:column-width="1.5542in"/>
    </style:style>
    <style:style style:name="Table24.1" style:family="table-row">
      <style:table-row-properties style:keep-together="true" fo:keep-together="auto"/>
    </style:style>
    <style:style style:name="Table24.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style:keep-together="true" fo:keep-together="auto"/>
    </style:style>
    <style:style style:name="Table30.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8"><draw:image xlink:href="Pictures/1000020100000427000001D8328612BC.png" xlink:type="simple" xlink:show="embed" xlink:actuate="onLoad"/></draw:frame><text:tab/><text:user-defined style:data-style-name="N0" text:name="RFC Title">RFC 220 Bundle Annotations</text:user-defined><text:tab/>Page <text:page-number text:select-page="current">9</text:page-number> of <text:page-count style:num-format="1">29</text:page-count></text:p>
        <text:p text:style-name="Header"/>
        <text:p text:style-name="Header"><text:tab/>Draft<text:tab/> <text:modification-date style:data-style-name="N76">January 8,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annotation.bundle</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8/16</text:p>
            </table:table-cell>
            <table:table-cell table:style-name="Table4.A1" office:value-type="string">
              <text:p text:style-name="MP4">Page <text:page-number style:num-format="1" text:select-page="current">10</text:page-number> of <text:page-count style:num-format="1">29</text:page-count></text:p>
            </table:table-cell>
          </table:table-row>
        </table:table>
      </style:footer>
    </style:master-page>
    <style:master-page style:name="Convert_20_2" style:display-name="Convert 2" style:page-layout-name="Mpm2">
      <style:header>
        <text:p text:style-name="MP2">Annotation Type Capabilities</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8/16</text:p>
            </table:table-cell>
            <table:table-cell table:style-name="Table7.A1" office:value-type="string">
              <text:p text:style-name="MP4">Page <text:page-number style:num-format="1" text:select-page="current">11</text:page-number> of <text:page-count style:num-format="1">29</text:page-count></text:p>
            </table:table-cell>
          </table:table-row>
        </table:table>
      </style:footer>
    </style:master-page>
    <style:master-page style:name="Convert_20_3" style:display-name="Convert 3" style:page-layout-name="Mpm2">
      <style:header>
        <text:p text:style-name="MP2">Annotation Type Capability</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8/16</text:p>
            </table:table-cell>
            <table:table-cell table:style-name="Table9.A1" office:value-type="string">
              <text:p text:style-name="MP4">Page <text:page-number style:num-format="1" text:select-page="current">13</text:page-number> of <text:page-count style:num-format="1">29</text:page-count></text:p>
            </table:table-cell>
          </table:table-row>
        </table:table>
      </style:footer>
    </style:master-page>
    <style:master-page style:name="Convert_20_4" style:display-name="Convert 4" style:page-layout-name="Mpm2">
      <style:header>
        <text:p text:style-name="MP2">Annotation Type Export</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8/16</text:p>
            </table:table-cell>
            <table:table-cell table:style-name="Table11.A1" office:value-type="string">
              <text:p text:style-name="MP4">Page <text:page-number style:num-format="1" text:select-page="current">16</text:page-number> of <text:page-count style:num-format="1">29</text:page-count></text:p>
            </table:table-cell>
          </table:table-row>
        </table:table>
      </style:footer>
    </style:master-page>
    <style:master-page style:name="Convert_20_5" style:display-name="Convert 5" style:page-layout-name="Mpm2">
      <style:header>
        <text:p text:style-name="MP2">Enum Export.Substitu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8/16</text:p>
            </table:table-cell>
            <table:table-cell table:style-name="Table14.A1" office:value-type="string">
              <text:p text:style-name="MP4">Page <text:page-number style:num-format="1" text:select-page="current">18</text:page-number> of <text:page-count style:num-format="1">29</text:page-count></text:p>
            </table:table-cell>
          </table:table-row>
        </table:table>
      </style:footer>
    </style:master-page>
    <style:master-page style:name="Convert_20_6" style:display-name="Convert 6" style:page-layout-name="Mpm2">
      <style:header>
        <text:p text:style-name="MP2">Annotation Type Head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1/8/16</text:p>
            </table:table-cell>
            <table:table-cell table:style-name="Table17.A1" office:value-type="string">
              <text:p text:style-name="MP4">Page <text:page-number style:num-format="1" text:select-page="current">19</text:page-number> of <text:page-count style:num-format="1">29</text:page-count></text:p>
            </table:table-cell>
          </table:table-row>
        </table:table>
      </style:footer>
    </style:master-page>
    <style:master-page style:name="Convert_20_7" style:display-name="Convert 7" style:page-layout-name="Mpm2">
      <style:header>
        <text:p text:style-name="MP2">Annotation Type Headers</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8/16</text:p>
            </table:table-cell>
            <table:table-cell table:style-name="Table19.A1" office:value-type="string">
              <text:p text:style-name="MP4">Page <text:page-number style:num-format="1" text:select-page="current">20</text:page-number> of <text:page-count style:num-format="1">29</text:page-count></text:p>
            </table:table-cell>
          </table:table-row>
        </table:table>
      </style:footer>
    </style:master-page>
    <style:master-page style:name="Convert_20_8" style:display-name="Convert 8" style:page-layout-name="Mpm2">
      <style:header>
        <text:p text:style-name="MP2">Annotation Type Requirement</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1/8/16</text:p>
            </table:table-cell>
            <table:table-cell table:style-name="Table21.A1" office:value-type="string">
              <text:p text:style-name="MP4">Page <text:page-number style:num-format="1" text:select-page="current">23</text:page-number> of <text:page-count style:num-format="1">29</text:page-count></text:p>
            </table:table-cell>
          </table:table-row>
        </table:table>
      </style:footer>
    </style:master-page>
    <style:master-page style:name="Convert_20_9" style:display-name="Convert 9" style:page-layout-name="Mpm2">
      <style:header>
        <text:p text:style-name="MP2">Enum Requirement.Cardinality</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1/8/16</text:p>
            </table:table-cell>
            <table:table-cell table:style-name="Table24.A1" office:value-type="string">
              <text:p text:style-name="MP4">Page <text:page-number style:num-format="1" text:select-page="current">25</text:page-number> of <text:page-count style:num-format="1">29</text:page-count></text:p>
            </table:table-cell>
          </table:table-row>
        </table:table>
      </style:footer>
    </style:master-page>
    <style:master-page style:name="Convert_20_10" style:display-name="Convert 10" style:page-layout-name="Mpm2">
      <style:header>
        <text:p text:style-name="MP2">Enum Requirement.Resolu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8/16</text:p>
            </table:table-cell>
            <table:table-cell table:style-name="Table27.A1" office:value-type="string">
              <text:p text:style-name="MP4">Page <text:page-number style:num-format="1" text:select-page="current">27</text:page-number> of <text:page-count style:num-format="1">29</text:page-count></text:p>
            </table:table-cell>
          </table:table-row>
        </table:table>
      </style:footer>
    </style:master-page>
    <style:master-page style:name="Convert_20_11" style:display-name="Convert 11" style:page-layout-name="Mpm2">
      <style:header>
        <text:p text:style-name="MP2">Annotation Type Requirements</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1/8/16</text:p>
            </table:table-cell>
            <table:table-cell table:style-name="Table30.A1" office:value-type="string">
              <text:p text:style-name="MP4">Page <text:page-number style:num-format="1" text:select-page="current">29</text:page-number>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8T11:42:42</meta:creation-date>
    <meta:editing-cycles>10</meta:editing-cycles>
    <meta:editing-duration>PT4H34M10S</meta:editing-duration>
    <meta:initial-creator>BJ Hargrave</meta:initial-creator>
    <dc:date>2016-01-08T16:17:29</dc:date>
    <dc:creator>BJ Hargrave</dc:creator>
    <meta:document-statistic meta:table-count="31" meta:image-count="8" meta:object-count="0" meta:page-count="29" meta:paragraph-count="649" meta:word-count="4715" meta:character-count="33278"/>
    <meta:user-defined meta:name="Info"/>
    <meta:user-defined meta:name="Info 3"/>
    <meta:user-defined meta:name="Info 4"/>
    <meta:user-defined meta:name="RFC Title">RFC 220 Bundle Annotations</meta:user-defined>
  </office:meta>
</office:document-meta>
</file>